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e" svg:font-family="Pre"/>
    <style:font-face style:name="FreeSans1" svg:font-family="FreeSans" style:font-family-generic="swiss"/>
    <style:font-face style:name="Amiri" svg:font-family="Amiri" style:font-pitch="variable"/>
    <style:font-face style:name="Liberation Serif1" svg:font-family="'Liberation Serif'" style:font-pitch="variable"/>
    <style:font-face style:name="Pre1" svg:font-family="P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10pt" fo:font-style="italic" officeooo:rsid="001b36b3" officeooo:paragraph-rsid="001b36b3" style:font-size-asian="10pt" style:font-style-asian="italic" style:font-size-complex="10pt" style:font-style-complex="italic"/>
    </style:style>
    <style:style style:name="P2" style:family="paragraph" style:parent-style-name="Standard">
      <style:paragraph-properties fo:text-align="center" style:justify-single-word="false"/>
      <style:text-properties style:font-name="Amiri" fo:font-size="20pt" fo:font-weight="bold" officeooo:rsid="001b36b3" officeooo:paragraph-rsid="001b36b3" style:font-size-asian="20pt" style:font-weight-asian="bold" style:font-size-complex="20pt" style:font-weight-complex="bold"/>
    </style:style>
    <style:style style:name="P3" style:family="paragraph" style:parent-style-name="Standard">
      <style:paragraph-properties fo:line-height="150%" fo:text-align="center" style:justify-single-word="false"/>
      <style:text-properties style:font-name="Amiri" fo:font-size="20pt" fo:font-style="italic" officeooo:rsid="001b36b3" officeooo:paragraph-rsid="001b36b3" style:font-size-asian="20pt" style:font-style-asian="italic" style:font-size-complex="20pt" style:font-style-complex="italic"/>
    </style:style>
    <style:style style:name="P4" style:family="paragraph" style:parent-style-name="Standard">
      <style:paragraph-properties fo:text-align="center" style:justify-single-word="false"/>
      <style:text-properties style:font-name="Amiri" fo:font-size="18pt" fo:font-weight="normal" officeooo:rsid="001b36b3" officeooo:paragraph-rsid="001b36b3"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style:font-name="Amiri" fo:font-size="18pt" officeooo:rsid="001a71d5" officeooo:paragraph-rsid="001a71d5" style:font-size-asian="15.75pt" style:font-size-complex="18pt"/>
    </style:style>
    <style:style style:name="P6" style:family="paragraph" style:parent-style-name="Standard">
      <style:paragraph-properties fo:line-height="100%" fo:text-align="start" style:justify-single-word="false"/>
      <style:text-properties style:font-name="Amiri" fo:font-size="18pt" fo:font-style="normal" fo:font-weight="bold" officeooo:rsid="001bf965" officeooo:paragraph-rsid="002a5aee" style:font-size-asian="18pt" style:font-style-asian="normal" style:font-weight-asian="bold" style:font-size-complex="18pt" style:font-style-complex="normal" style:font-weight-complex="bold"/>
    </style:style>
    <style:style style:name="P7" style:family="paragraph" style:parent-style-name="Standard">
      <style:paragraph-properties fo:text-align="center" style:justify-single-word="false"/>
      <style:text-properties style:font-name="Amiri" fo:font-size="22pt" officeooo:rsid="001a71d5" officeooo:paragraph-rsid="001a71d5" style:font-size-asian="22pt" style:font-size-complex="22pt"/>
    </style:style>
    <style:style style:name="P8" style:family="paragraph" style:parent-style-name="Standard">
      <style:paragraph-properties fo:line-height="150%" fo:text-align="center" style:justify-single-word="false"/>
      <style:text-properties style:font-name="Amiri" fo:font-size="22pt" officeooo:rsid="001b36b3" officeooo:paragraph-rsid="001b36b3" style:font-size-asian="22pt" style:font-size-complex="22pt"/>
    </style:style>
    <style:style style:name="P9" style:family="paragraph" style:parent-style-name="Standard">
      <style:paragraph-properties fo:line-height="150%" fo:text-align="center" style:justify-single-word="false"/>
      <style:text-properties style:font-name="Amiri" fo:font-size="22pt" fo:font-style="italic" officeooo:rsid="001b36b3" officeooo:paragraph-rsid="001b36b3" style:font-size-asian="22pt" style:font-style-asian="italic" style:font-size-complex="22pt" style:font-style-complex="italic"/>
    </style:style>
    <style:style style:name="P10" style:family="paragraph" style:parent-style-name="Standard">
      <style:paragraph-properties fo:line-height="100%" fo:text-align="start" style:justify-single-word="false"/>
      <style:text-properties style:font-name="Amiri" fo:font-size="22pt" fo:font-style="normal" fo:font-weight="bold" officeooo:rsid="001bf965" officeooo:paragraph-rsid="002a5aee" style:font-size-asian="22pt" style:font-style-asian="normal" style:font-weight-asian="bold" style:font-size-complex="22pt" style:font-style-complex="normal" style:font-weight-complex="bold"/>
    </style:style>
    <style:style style:name="P11" style:family="paragraph" style:parent-style-name="Standard">
      <style:paragraph-properties fo:line-height="150%" fo:text-align="center" style:justify-single-word="false"/>
      <style:text-properties style:font-name="Amiri" fo:font-size="16pt" officeooo:rsid="001a71d5" officeooo:paragraph-rsid="001a71d5" style:font-size-asian="16pt" style:font-size-complex="16pt"/>
    </style:style>
    <style:style style:name="P12" style:family="paragraph" style:parent-style-name="Standard">
      <style:paragraph-properties fo:line-height="100%" fo:text-align="start" style:justify-single-word="false"/>
      <style:text-properties style:font-name="Amiri" fo:font-size="16pt" fo:font-style="normal" fo:font-weight="bold" officeooo:rsid="001bf965" officeooo:paragraph-rsid="001bf965" style:font-size-asian="14pt" style:font-style-asian="normal" style:font-weight-asian="bold" style:font-size-complex="16pt" style:font-style-complex="normal" style:font-weight-complex="bold"/>
    </style:style>
    <style:style style:name="P13" style:family="paragraph" style:parent-style-name="Standard">
      <style:paragraph-properties fo:line-height="100%" fo:text-align="start" style:justify-single-word="false"/>
      <style:text-properties style:font-name="Amiri" fo:font-size="16pt" fo:font-style="normal" fo:font-weight="bold" officeooo:rsid="0045cc15" officeooo:paragraph-rsid="0045cc15" style:font-size-asian="14pt" style:font-style-asian="normal" style:font-weight-asian="bold" style:font-size-complex="16pt" style:font-style-complex="normal" style:font-weight-complex="bold"/>
    </style:style>
    <style:style style:name="P14" style:family="paragraph" style:parent-style-name="Standard">
      <style:paragraph-properties fo:line-height="100%" fo:text-align="start" style:justify-single-word="false"/>
      <style:text-properties style:font-name="Amiri" fo:font-size="16pt" fo:font-style="normal" fo:font-weight="bold" officeooo:rsid="004bc555" officeooo:paragraph-rsid="004bc555" style:font-size-asian="14pt" style:font-style-asian="normal" style:font-weight-asian="bold" style:font-size-complex="16pt" style:font-style-complex="normal" style:font-weight-complex="bold"/>
    </style:style>
    <style:style style:name="P15" style:family="paragraph" style:parent-style-name="Standard">
      <style:paragraph-properties fo:line-height="100%" fo:text-align="start" style:justify-single-word="false"/>
      <style:text-properties style:font-name="Amiri" fo:font-size="16pt" fo:font-style="normal" fo:font-weight="bold" officeooo:rsid="005090a7" officeooo:paragraph-rsid="005090a7" style:font-size-asian="14pt" style:font-style-asian="normal" style:font-weight-asian="bold" style:font-size-complex="16pt" style:font-style-complex="normal" style:font-weight-complex="bold"/>
    </style:style>
    <style:style style:name="P16" style:family="paragraph" style:parent-style-name="Standard">
      <style:paragraph-properties fo:line-height="100%" fo:text-align="start" style:justify-single-word="false"/>
      <style:text-properties style:font-name="Amiri" fo:font-size="16pt" fo:font-style="normal" fo:font-weight="bold" officeooo:rsid="005090a7" officeooo:paragraph-rsid="005090a7" style:font-size-asian="16pt" style:font-style-asian="normal" style:font-weight-asian="bold" style:font-size-complex="16pt" style:font-style-complex="normal" style:font-weight-complex="bold"/>
    </style:style>
    <style:style style:name="P17" style:family="paragraph" style:parent-style-name="Standard">
      <style:paragraph-properties fo:line-height="100%" fo:text-align="start" style:justify-single-word="false"/>
      <style:text-properties style:font-name="Amiri" fo:font-size="16pt" fo:font-style="normal" style:text-underline-style="none" fo:font-weight="bold" officeooo:rsid="0046c9a0" officeooo:paragraph-rsid="0046c9a0" style:font-size-asian="14pt" style:font-style-asian="normal" style:font-weight-asian="bold" style:font-size-complex="16pt" style:font-style-complex="normal" style:font-weight-complex="bold"/>
    </style:style>
    <style:style style:name="P18" style:family="paragraph" style:parent-style-name="Standard">
      <style:paragraph-properties fo:line-height="100%" fo:text-align="start" style:justify-single-word="false"/>
      <style:text-properties style:font-name="Amiri" fo:font-size="16pt" fo:font-style="normal" style:text-underline-style="none" fo:font-weight="bold" officeooo:rsid="0052c46e" officeooo:paragraph-rsid="0052c46e" style:font-size-asian="16pt" style:font-style-asian="normal" style:font-weight-asian="bold" style:font-size-complex="16pt" style:font-style-complex="normal" style:font-weight-complex="bold"/>
    </style:style>
    <style:style style:name="P19" style:family="paragraph" style:parent-style-name="Standard">
      <style:paragraph-properties fo:line-height="100%" fo:text-align="start" style:justify-single-word="false"/>
      <style:text-properties style:font-name="Amiri" fo:font-size="14pt" fo:font-style="normal" officeooo:rsid="0023939d" officeooo:paragraph-rsid="0023939d" style:font-size-asian="14pt" style:font-style-asian="normal" style:font-size-complex="14pt" style:font-style-complex="normal"/>
    </style:style>
    <style:style style:name="P20" style:family="paragraph" style:parent-style-name="Standard">
      <style:paragraph-properties fo:line-height="100%" fo:text-align="start" style:justify-single-word="false"/>
      <style:text-properties style:font-name="Amiri" fo:font-size="14pt" fo:font-style="normal" officeooo:rsid="00274245" officeooo:paragraph-rsid="00274245" style:font-size-asian="14pt" style:font-style-asian="normal" style:font-size-complex="14pt" style:font-style-complex="normal"/>
    </style:style>
    <style:style style:name="P21" style:family="paragraph" style:parent-style-name="Standard">
      <style:paragraph-properties fo:line-height="100%" fo:text-align="start" style:justify-single-word="false"/>
      <style:text-properties style:font-name="Amiri" fo:font-size="14pt" fo:font-style="normal" officeooo:rsid="0027fae6" officeooo:paragraph-rsid="0027fae6" style:font-size-asian="14pt" style:font-style-asian="normal" style:font-size-complex="14pt" style:font-style-complex="normal"/>
    </style:style>
    <style:style style:name="P22" style:family="paragraph" style:parent-style-name="Standard">
      <style:paragraph-properties fo:line-height="100%" fo:text-align="start" style:justify-single-word="false"/>
      <style:text-properties style:font-name="Amiri" fo:font-size="14pt" fo:font-style="normal" officeooo:rsid="0028f384" officeooo:paragraph-rsid="0028f384" style:font-size-asian="14pt" style:font-style-asian="normal" style:font-size-complex="14pt" style:font-style-complex="normal"/>
    </style:style>
    <style:style style:name="P23" style:family="paragraph" style:parent-style-name="Standard">
      <style:paragraph-properties fo:line-height="100%" fo:text-align="start" style:justify-single-word="false"/>
      <style:text-properties style:font-name="Amiri" fo:font-size="14pt" fo:font-style="normal" officeooo:rsid="003c60e8" officeooo:paragraph-rsid="003c60e8" style:font-size-asian="14pt" style:font-style-asian="normal" style:font-size-complex="14pt" style:font-style-complex="normal"/>
    </style:style>
    <style:style style:name="P24" style:family="paragraph" style:parent-style-name="Standard">
      <style:paragraph-properties fo:line-height="100%" fo:text-align="start" style:justify-single-word="false"/>
      <style:text-properties style:font-name="Amiri" fo:font-size="14pt" fo:font-style="normal" officeooo:rsid="001bf965" officeooo:paragraph-rsid="002a5aee" style:font-size-asian="12.25pt" style:font-style-asian="normal" style:font-size-complex="14pt" style:font-style-complex="normal"/>
    </style:style>
    <style:style style:name="P25" style:family="paragraph" style:parent-style-name="Standard">
      <style:paragraph-properties fo:line-height="100%" fo:text-align="start" style:justify-single-word="false"/>
      <style:text-properties style:font-name="Amiri" fo:font-size="14pt" fo:font-style="normal" officeooo:rsid="002d315f" officeooo:paragraph-rsid="002d315f" style:font-size-asian="12.25pt" style:font-style-asian="normal" style:font-size-complex="14pt" style:font-style-complex="normal"/>
    </style:style>
    <style:style style:name="P26" style:family="paragraph" style:parent-style-name="Standard">
      <style:paragraph-properties fo:line-height="100%" fo:text-align="start" style:justify-single-word="false"/>
      <style:text-properties style:font-name="Amiri" fo:font-size="14pt" fo:font-style="normal" officeooo:rsid="002d3c42" officeooo:paragraph-rsid="002d3c42" style:font-size-asian="12.25pt" style:font-style-asian="normal" style:font-size-complex="14pt" style:font-style-complex="normal"/>
    </style:style>
    <style:style style:name="P27" style:family="paragraph" style:parent-style-name="Standard">
      <style:paragraph-properties fo:line-height="100%" fo:text-align="start" style:justify-single-word="false"/>
      <style:text-properties style:font-name="Amiri" fo:font-size="14pt" fo:font-style="normal" officeooo:rsid="002d3c42" officeooo:paragraph-rsid="002a5aee" style:font-size-asian="12.25pt" style:font-style-asian="normal" style:font-size-complex="14pt" style:font-style-complex="normal"/>
    </style:style>
    <style:style style:name="P28" style:family="paragraph" style:parent-style-name="Standard">
      <style:paragraph-properties fo:line-height="100%" fo:text-align="start" style:justify-single-word="false"/>
      <style:text-properties style:font-name="Amiri" fo:font-size="14pt" fo:font-style="normal" officeooo:rsid="0031cc03" officeooo:paragraph-rsid="0031cc03" style:font-size-asian="12.25pt" style:font-style-asian="normal" style:font-size-complex="14pt" style:font-style-complex="normal"/>
    </style:style>
    <style:style style:name="P29" style:family="paragraph" style:parent-style-name="Standard">
      <style:paragraph-properties fo:line-height="100%" fo:text-align="start" style:justify-single-word="false"/>
      <style:text-properties style:font-name="Amiri" fo:font-size="14pt" fo:font-style="normal" officeooo:rsid="00394449" officeooo:paragraph-rsid="003b085f" style:font-size-asian="12.25pt" style:font-style-asian="normal" style:font-size-complex="14pt" style:font-style-complex="normal"/>
    </style:style>
    <style:style style:name="P30" style:family="paragraph" style:parent-style-name="Standard">
      <style:paragraph-properties fo:line-height="100%" fo:text-align="start" style:justify-single-word="false"/>
      <style:text-properties style:font-name="Amiri" fo:font-size="14pt" fo:font-style="normal" officeooo:rsid="003b6cd1" officeooo:paragraph-rsid="003b6cd1" style:font-size-asian="12.25pt" style:font-style-asian="normal" style:font-size-complex="14pt" style:font-style-complex="normal"/>
    </style:style>
    <style:style style:name="P31" style:family="paragraph" style:parent-style-name="Standard">
      <style:paragraph-properties fo:line-height="100%" fo:text-align="start" style:justify-single-word="false"/>
      <style:text-properties style:font-name="Amiri" fo:font-size="14pt" fo:font-style="normal" officeooo:rsid="003c1582" officeooo:paragraph-rsid="003c1582" style:font-size-asian="12.25pt" style:font-style-asian="normal" style:font-size-complex="14pt" style:font-style-complex="normal"/>
    </style:style>
    <style:style style:name="P32" style:family="paragraph" style:parent-style-name="Standard">
      <style:paragraph-properties fo:line-height="100%" fo:text-align="start" style:justify-single-word="false"/>
      <style:text-properties style:font-name="Amiri" fo:font-size="14pt" fo:font-style="normal" officeooo:rsid="003c60e8" officeooo:paragraph-rsid="003c60e8" style:font-size-asian="12.25pt" style:font-style-asian="normal" style:font-size-complex="14pt" style:font-style-complex="normal"/>
    </style:style>
    <style:style style:name="P33" style:family="paragraph" style:parent-style-name="Standard">
      <style:paragraph-properties fo:line-height="100%" fo:text-align="start" style:justify-single-word="false"/>
      <style:text-properties style:font-name="Amiri" fo:font-size="14pt" fo:font-style="normal" fo:font-weight="normal" officeooo:rsid="001bf965" officeooo:paragraph-rsid="003c60e8" style:font-size-asian="12.25pt" style:font-style-asian="normal" style:font-weight-asian="normal" style:font-size-complex="14pt" style:font-style-complex="normal" style:font-weight-complex="normal"/>
    </style:style>
    <style:style style:name="P34" style:family="paragraph" style:parent-style-name="Standard">
      <style:paragraph-properties fo:line-height="100%" fo:text-align="start" style:justify-single-word="false"/>
      <style:text-properties style:font-name="Amiri" fo:font-size="14pt" fo:font-style="normal" fo:font-weight="normal" officeooo:rsid="003f02f4" officeooo:paragraph-rsid="003f02f4" style:font-size-asian="12.25pt" style:font-style-asian="normal" style:font-weight-asian="normal" style:font-size-complex="14pt" style:font-style-complex="normal" style:font-weight-complex="normal"/>
    </style:style>
    <style:style style:name="P35" style:family="paragraph" style:parent-style-name="Standard">
      <style:paragraph-properties fo:line-height="100%" fo:text-align="start" style:justify-single-word="false"/>
      <style:text-properties style:font-name="Amiri" fo:font-size="14pt" fo:font-style="normal" fo:font-weight="normal" officeooo:rsid="003f02f4" officeooo:paragraph-rsid="0050af84" style:font-size-asian="12.25pt" style:font-style-asian="normal" style:font-weight-asian="normal" style:font-size-complex="14pt" style:font-style-complex="normal" style:font-weight-complex="normal"/>
    </style:style>
    <style:style style:name="P36" style:family="paragraph" style:parent-style-name="Standard">
      <style:paragraph-properties fo:line-height="100%" fo:text-align="start" style:justify-single-word="false"/>
      <style:text-properties style:font-name="Amiri" fo:font-size="14pt" fo:font-style="normal" fo:font-weight="normal" officeooo:rsid="003fab61" officeooo:paragraph-rsid="003fab61" style:font-size-asian="12.25pt" style:font-style-asian="normal" style:font-weight-asian="normal" style:font-size-complex="14pt" style:font-style-complex="normal" style:font-weight-complex="normal"/>
    </style:style>
    <style:style style:name="P37" style:family="paragraph" style:parent-style-name="Standard">
      <style:paragraph-properties fo:line-height="100%" fo:text-align="start" style:justify-single-word="false"/>
      <style:text-properties style:font-name="Amiri" fo:font-size="14pt" fo:font-style="normal" fo:font-weight="normal" officeooo:rsid="004111e2" officeooo:paragraph-rsid="004111e2" style:font-size-asian="12.25pt" style:font-style-asian="normal" style:font-weight-asian="normal" style:font-size-complex="14pt" style:font-style-complex="normal" style:font-weight-complex="normal"/>
    </style:style>
    <style:style style:name="P38" style:family="paragraph" style:parent-style-name="Standard">
      <style:paragraph-properties fo:line-height="100%" fo:text-align="start" style:justify-single-word="false"/>
      <style:text-properties style:font-name="Amiri" fo:font-size="14pt" fo:font-style="normal" fo:font-weight="normal" officeooo:rsid="0042d129" officeooo:paragraph-rsid="0042d129" style:font-size-asian="12.25pt" style:font-style-asian="normal" style:font-weight-asian="normal" style:font-size-complex="14pt" style:font-style-complex="normal" style:font-weight-complex="normal"/>
    </style:style>
    <style:style style:name="P39" style:family="paragraph" style:parent-style-name="Standard">
      <style:paragraph-properties fo:line-height="100%" fo:text-align="start" style:justify-single-word="false"/>
      <style:text-properties style:font-name="Amiri" fo:font-size="14pt" fo:font-style="normal" fo:font-weight="normal" officeooo:rsid="0044c7ed" officeooo:paragraph-rsid="0044c7ed" style:font-size-asian="12.25pt" style:font-style-asian="normal" style:font-weight-asian="normal" style:font-size-complex="14pt" style:font-style-complex="normal" style:font-weight-complex="normal"/>
    </style:style>
    <style:style style:name="P40" style:family="paragraph" style:parent-style-name="Standard">
      <style:paragraph-properties fo:line-height="100%" fo:text-align="start" style:justify-single-word="false"/>
      <style:text-properties style:font-name="Amiri" fo:font-size="14pt" fo:font-style="normal" fo:font-weight="normal" officeooo:rsid="004804fd" officeooo:paragraph-rsid="004804fd" style:font-size-asian="12.25pt" style:font-style-asian="normal" style:font-weight-asian="normal" style:font-size-complex="14pt" style:font-style-complex="normal" style:font-weight-complex="normal"/>
    </style:style>
    <style:style style:name="P41" style:family="paragraph" style:parent-style-name="Standard">
      <style:paragraph-properties fo:line-height="100%" fo:text-align="start" style:justify-single-word="false"/>
      <style:text-properties style:font-name="Amiri" fo:font-size="14pt" fo:font-style="normal" fo:font-weight="normal" officeooo:rsid="0048a37b" officeooo:paragraph-rsid="0048a37b" style:font-size-asian="12.25pt" style:font-style-asian="normal" style:font-weight-asian="normal" style:font-size-complex="14pt" style:font-style-complex="normal" style:font-weight-complex="normal"/>
    </style:style>
    <style:style style:name="P42" style:family="paragraph" style:parent-style-name="Standard">
      <style:paragraph-properties fo:line-height="100%" fo:text-align="start" style:justify-single-word="false"/>
      <style:text-properties style:font-name="Amiri" fo:font-size="14pt" fo:font-style="normal" fo:font-weight="normal" officeooo:rsid="004bc555" officeooo:paragraph-rsid="0049dbbe" style:font-size-asian="12.25pt" style:font-style-asian="normal" style:font-weight-asian="normal" style:font-size-complex="14pt" style:font-style-complex="normal" style:font-weight-complex="normal"/>
    </style:style>
    <style:style style:name="P43" style:family="paragraph" style:parent-style-name="Standard">
      <style:paragraph-properties fo:line-height="100%" fo:text-align="start" style:justify-single-word="false"/>
      <style:text-properties style:font-name="Amiri" fo:font-size="14pt" fo:font-style="normal" fo:font-weight="normal" officeooo:rsid="004bc555" officeooo:paragraph-rsid="004bc555" style:font-size-asian="12.25pt" style:font-style-asian="normal" style:font-weight-asian="normal" style:font-size-complex="14pt" style:font-style-complex="normal" style:font-weight-complex="normal"/>
    </style:style>
    <style:style style:name="P44" style:family="paragraph" style:parent-style-name="Standard">
      <style:paragraph-properties fo:line-height="100%" fo:text-align="start" style:justify-single-word="false"/>
      <style:text-properties style:font-name="Amiri" fo:font-size="14pt" fo:font-style="normal" style:text-underline-style="none" fo:font-weight="normal" officeooo:rsid="004c2565" officeooo:paragraph-rsid="004c2565" style:font-size-asian="12.25pt" style:font-style-asian="normal" style:font-weight-asian="normal" style:font-size-complex="14pt" style:font-style-complex="normal" style:font-weight-complex="normal"/>
    </style:style>
    <style:style style:name="P45" style:family="paragraph" style:parent-style-name="Standard">
      <style:paragraph-properties fo:line-height="100%" fo:text-align="start" style:justify-single-word="false"/>
      <style:text-properties style:font-name="Amiri" fo:font-size="14pt" fo:font-style="normal" style:text-underline-style="none" fo:font-weight="normal" officeooo:rsid="004c45e9" officeooo:paragraph-rsid="004c45e9" style:font-size-asian="12.25pt" style:font-style-asian="normal" style:font-weight-asian="normal" style:font-size-complex="14pt" style:font-style-complex="normal" style:font-weight-complex="normal"/>
    </style:style>
    <style:style style:name="P46" style:family="paragraph" style:parent-style-name="Standard">
      <style:paragraph-properties fo:line-height="100%" fo:text-align="start" style:justify-single-word="false"/>
      <style:text-properties style:font-name="Amiri" fo:font-size="14pt" fo:font-style="italic" officeooo:rsid="003c1582" officeooo:paragraph-rsid="003c1582" style:font-size-asian="12.25pt" style:font-style-asian="italic" style:font-size-complex="14pt" style:font-style-complex="italic"/>
    </style:style>
    <style:style style:name="P47" style:family="paragraph" style:parent-style-name="Standard">
      <style:paragraph-properties fo:line-height="100%" fo:text-align="start" style:justify-single-word="false"/>
      <style:text-properties style:font-name="Amiri" fo:font-size="14pt" fo:font-style="italic" officeooo:rsid="003c60e8" officeooo:paragraph-rsid="003c60e8" style:font-size-asian="12.25pt" style:font-style-asian="italic" style:font-size-complex="14pt" style:font-style-complex="italic"/>
    </style:style>
    <style:style style:name="P48" style:family="paragraph" style:parent-style-name="Standard">
      <style:paragraph-properties fo:line-height="100%" fo:text-align="start" style:justify-single-word="false"/>
      <style:text-properties style:font-name="Amiri" fo:font-size="14pt" fo:font-style="italic" officeooo:rsid="003b6cd1" officeooo:paragraph-rsid="003b085f" style:font-size-asian="12.25pt" style:font-style-asian="italic" style:font-size-complex="14pt" style:font-style-complex="italic"/>
    </style:style>
    <style:style style:name="P49" style:family="paragraph" style:parent-style-name="Standard">
      <style:paragraph-properties fo:line-height="100%" fo:text-align="start" style:justify-single-word="false"/>
      <style:text-properties style:font-name="Amiri" fo:font-size="14pt" fo:font-style="italic" fo:font-weight="normal" officeooo:rsid="0045cc15" officeooo:paragraph-rsid="0045cc15" style:font-size-asian="12.25pt" style:font-style-asian="italic" style:font-weight-asian="normal" style:font-size-complex="14pt" style:font-style-complex="italic" style:font-weight-complex="normal"/>
    </style:style>
    <style:style style:name="P50" style:family="paragraph" style:parent-style-name="Standard">
      <style:paragraph-properties fo:line-height="100%" fo:text-align="start" style:justify-single-word="false"/>
      <style:text-properties style:font-name="Amiri" fo:font-size="14pt" fo:font-style="italic" fo:font-weight="normal" officeooo:rsid="0048a37b" officeooo:paragraph-rsid="0048a37b" style:font-size-asian="12.25pt" style:font-style-asian="italic" style:font-weight-asian="normal" style:font-size-complex="14pt" style:font-style-complex="italic" style:font-weight-complex="normal"/>
    </style:style>
    <style:style style:name="P51" style:family="paragraph" style:parent-style-name="Standard">
      <style:paragraph-properties fo:line-height="100%" fo:text-align="start" style:justify-single-word="false"/>
      <style:text-properties style:font-name="Amiri" fo:font-size="14pt" fo:font-style="italic" fo:font-weight="normal" officeooo:rsid="0049dbbe" officeooo:paragraph-rsid="0049dbbe" style:font-size-asian="12.25pt" style:font-style-asian="italic" style:font-weight-asian="normal" style:font-size-complex="14pt" style:font-style-complex="italic" style:font-weight-complex="normal"/>
    </style:style>
    <style:style style:name="P52" style:family="paragraph" style:parent-style-name="Standard">
      <style:paragraph-properties fo:line-height="100%" fo:text-align="start" style:justify-single-word="false"/>
      <style:text-properties style:font-name="Amiri" fo:font-size="14pt" fo:font-style="italic" style:text-underline-style="none" fo:font-weight="normal" officeooo:rsid="004c45e9" officeooo:paragraph-rsid="004c45e9" style:font-size-asian="12.25pt" style:font-style-asian="italic" style:font-weight-asian="normal" style:font-size-complex="14pt" style:font-style-complex="italic" style:font-weight-complex="normal"/>
    </style:style>
    <style:style style:name="P53" style:family="paragraph" style:parent-style-name="Standard">
      <style:paragraph-properties fo:line-height="100%" fo:text-align="start" style:justify-single-word="false"/>
      <style:text-properties style:font-name="Amiri" fo:font-size="12pt" fo:font-style="italic" fo:font-weight="normal" officeooo:rsid="0048a37b" officeooo:paragraph-rsid="0048a37b" style:font-size-asian="12pt" style:font-style-asian="italic" style:font-weight-asian="normal" style:font-size-complex="12pt" style:font-style-complex="italic" style:font-weight-complex="normal"/>
    </style:style>
    <style:style style:name="P54" style:family="paragraph" style:parent-style-name="Standard">
      <style:paragraph-properties fo:line-height="100%" fo:text-align="start" style:justify-single-word="false"/>
      <style:text-properties style:font-name="Amiri" fo:font-size="12pt" fo:font-style="normal" fo:font-weight="normal" officeooo:rsid="0042d129" officeooo:paragraph-rsid="0042d129" style:font-size-asian="12pt" style:font-style-asian="normal" style:font-weight-asian="normal" style:font-size-complex="12pt" style:font-style-complex="normal" style:font-weight-complex="normal"/>
    </style:style>
    <style:style style:name="P55" style:family="paragraph" style:parent-style-name="Standard">
      <style:paragraph-properties fo:line-height="100%" fo:text-align="start" style:justify-single-word="false"/>
      <style:text-properties fo:font-size="14pt" fo:font-style="normal" fo:font-weight="bold" officeooo:rsid="004804fd" officeooo:paragraph-rsid="004804fd" style:font-size-asian="12.25pt" style:font-style-asian="normal" style:font-weight-asian="bold" style:font-size-complex="14pt" style:font-style-complex="normal" style:font-weight-complex="bold"/>
    </style:style>
    <style:style style:name="P56" style:family="paragraph" style:parent-style-name="Standard">
      <style:paragraph-properties fo:line-height="100%" fo:text-align="start" style:justify-single-word="false"/>
      <style:text-properties officeooo:paragraph-rsid="0042d129"/>
    </style:style>
    <style:style style:name="P57" style:family="paragraph" style:parent-style-name="Standard">
      <style:paragraph-properties fo:line-height="100%" fo:text-align="start" style:justify-single-word="false"/>
      <style:text-properties officeooo:paragraph-rsid="0048a37b"/>
    </style:style>
    <style:style style:name="P58" style:family="paragraph" style:parent-style-name="Standard">
      <style:paragraph-properties fo:line-height="100%" fo:text-align="start" style:justify-single-word="false"/>
      <style:text-properties fo:font-size="12pt" officeooo:paragraph-rsid="0048a37b" style:font-size-asian="12pt" style:font-size-complex="12pt"/>
    </style:style>
    <style:style style:name="P59" style:family="paragraph" style:parent-style-name="Standard">
      <style:paragraph-properties fo:line-height="100%" fo:text-align="start" style:justify-single-word="false"/>
      <style:text-properties fo:font-size="12pt" fo:font-style="italic" officeooo:rsid="0048a37b" officeooo:paragraph-rsid="0048a37b" style:font-size-asian="12pt" style:font-style-asian="italic" style:font-size-complex="12pt" style:font-style-complex="italic"/>
    </style:style>
    <style:style style:name="P60" style:family="paragraph" style:parent-style-name="Standard">
      <style:paragraph-properties fo:line-height="100%" fo:text-align="start" style:justify-single-word="false"/>
      <style:text-properties fo:font-size="12pt" fo:font-style="italic" officeooo:rsid="0049dbbe" officeooo:paragraph-rsid="0049dbbe" style:font-size-asian="12pt" style:font-style-asian="italic" style:font-size-complex="12pt" style:font-style-complex="italic"/>
    </style:style>
    <style:style style:name="P61" style:family="paragraph" style:parent-style-name="Standard">
      <style:paragraph-properties fo:line-height="100%" fo:text-align="start" style:justify-single-word="false"/>
      <style:text-properties fo:font-size="12pt" fo:font-style="normal" officeooo:rsid="0049dbbe" officeooo:paragraph-rsid="0049dbbe" style:font-size-asian="12pt" style:font-style-asian="normal" style:font-size-complex="12pt" style:font-style-complex="normal"/>
    </style:style>
    <style:style style:name="P62" style:family="paragraph" style:parent-style-name="Standard">
      <style:paragraph-properties fo:line-height="100%" fo:text-align="start" style:justify-single-word="false"/>
      <style:text-properties fo:font-size="12pt" fo:font-style="normal" fo:font-weight="normal" officeooo:rsid="004c2565" officeooo:paragraph-rsid="004c2565" style:font-size-asian="12pt" style:font-style-asian="normal" style:font-weight-asian="normal" style:font-size-complex="12pt" style:font-style-complex="normal" style:font-weight-complex="normal"/>
    </style:style>
    <style:style style:name="P63" style:family="paragraph" style:parent-style-name="Standard">
      <style:paragraph-properties fo:line-height="100%" fo:text-align="start" style:justify-single-word="false"/>
      <style:text-properties fo:font-size="12pt" fo:font-style="normal" style:text-underline-style="none" officeooo:rsid="004c2565" officeooo:paragraph-rsid="004c2565" style:font-size-asian="12pt" style:font-style-asian="normal" style:font-size-complex="12pt" style:font-style-complex="normal"/>
    </style:style>
    <style:style style:name="P64" style:family="paragraph" style:parent-style-name="Standard">
      <style:paragraph-properties fo:line-height="100%" fo:text-align="start" style:justify-single-word="false"/>
      <style:text-properties officeooo:rsid="0044c7ed" officeooo:paragraph-rsid="0044c7ed"/>
    </style:style>
    <style:style style:name="P65" style:family="paragraph" style:parent-style-name="Standard">
      <style:paragraph-properties fo:line-height="100%" fo:text-align="start" style:justify-single-word="false"/>
      <style:text-properties fo:font-size="16pt" fo:font-weight="bold" officeooo:rsid="0045cc15" officeooo:paragraph-rsid="0045cc15" style:font-size-asian="14pt" style:font-weight-asian="bold" style:font-size-complex="16pt" style:font-weight-complex="bold"/>
    </style:style>
    <style:style style:name="P66" style:family="paragraph" style:parent-style-name="Text_20_body">
      <style:paragraph-properties fo:line-height="100%" fo:text-align="start" style:justify-single-word="false"/>
      <style:text-properties style:font-name="Amiri" fo:font-size="14pt" fo:font-style="normal" officeooo:rsid="00274245" officeooo:paragraph-rsid="00274245" style:font-size-asian="14pt" style:font-style-asian="normal" style:font-size-complex="14pt" style:font-style-complex="normal"/>
    </style:style>
    <style:style style:name="P67" style:family="paragraph" style:parent-style-name="Text_20_body">
      <style:text-properties style:font-name="Amiri" fo:font-size="14pt" style:font-size-asian="14pt" style:font-size-complex="14pt"/>
    </style:style>
    <style:style style:name="P68" style:family="paragraph" style:parent-style-name="Standard">
      <style:paragraph-properties fo:line-height="100%" fo:text-align="start" style:justify-single-word="false" fo:break-before="page"/>
      <style:text-properties style:font-name="Amiri" fo:font-size="22pt" fo:font-style="normal" fo:font-weight="bold" officeooo:rsid="0042d129" officeooo:paragraph-rsid="0042d129" style:font-size-asian="19.25pt" style:font-style-asian="normal" style:font-weight-asian="bold" style:font-size-complex="22pt" style:font-style-complex="normal" style:font-weight-complex="bold"/>
    </style:style>
    <style:style style:name="P69" style:family="paragraph" style:parent-style-name="Standard">
      <style:paragraph-properties fo:line-height="100%" fo:text-align="start" style:justify-single-word="false" fo:break-before="page"/>
      <style:text-properties style:font-name="Amiri" fo:font-size="18pt" fo:font-style="normal" fo:font-weight="bold" officeooo:rsid="001bf965" officeooo:paragraph-rsid="003c60e8" style:font-size-asian="18pt" style:font-style-asian="normal" style:font-weight-asian="bold" style:font-size-complex="18pt" style:font-style-complex="normal" style:font-weight-complex="bold"/>
    </style:style>
    <style:style style:name="P70" style:family="paragraph" style:parent-style-name="Standard" style:list-style-name="L3">
      <style:paragraph-properties fo:line-height="100%" fo:text-align="start" style:justify-single-word="false"/>
      <style:text-properties style:font-name="Amiri" fo:font-size="14pt" fo:font-style="normal" officeooo:rsid="0028f384" officeooo:paragraph-rsid="0028f384" style:font-size-asian="14pt" style:font-style-asian="normal" style:font-size-complex="14pt" style:font-style-complex="normal"/>
    </style:style>
    <style:style style:name="P71" style:family="paragraph" style:parent-style-name="Standard" style:list-style-name="L3">
      <style:paragraph-properties fo:line-height="100%" fo:text-align="start" style:justify-single-word="false"/>
      <style:text-properties style:font-name="Amiri" fo:font-size="14pt" fo:font-style="normal" officeooo:rsid="002a5aee" officeooo:paragraph-rsid="002a5aee" style:font-size-asian="14pt" style:font-style-asian="normal" style:font-size-complex="14pt" style:font-style-complex="normal"/>
    </style:style>
    <style:style style:name="P72" style:family="paragraph" style:parent-style-name="Standard">
      <style:paragraph-properties fo:line-height="100%" fo:text-align="start" style:justify-single-word="false"/>
      <style:text-properties style:font-name="Amiri" fo:font-size="14pt" fo:font-style="normal" officeooo:rsid="0023939d" officeooo:paragraph-rsid="0023939d" style:font-size-asian="14pt" style:font-style-asian="normal" style:font-size-complex="14pt" style:font-style-complex="normal"/>
    </style:style>
    <style:style style:name="P73" style:family="paragraph" style:parent-style-name="Standard">
      <style:paragraph-properties fo:line-height="100%" fo:text-align="start" style:justify-single-word="false"/>
      <style:text-properties style:font-name="Amiri" fo:font-size="14pt" fo:font-style="normal" officeooo:rsid="001bf965" officeooo:paragraph-rsid="001bf965" style:font-size-asian="14pt" style:font-style-asian="normal" style:font-size-complex="14pt" style:font-style-complex="normal"/>
    </style:style>
    <style:style style:name="P74" style:family="paragraph" style:parent-style-name="Standard">
      <style:paragraph-properties fo:line-height="100%" fo:text-align="start" style:justify-single-word="false"/>
      <style:text-properties style:font-name="Amiri" fo:font-size="14pt" fo:font-style="normal" officeooo:rsid="001e8d53" officeooo:paragraph-rsid="001e8d53" style:font-size-asian="14pt" style:font-style-asian="normal" style:font-size-complex="14pt" style:font-style-complex="normal"/>
    </style:style>
    <style:style style:name="P75" style:family="paragraph" style:parent-style-name="Standard">
      <style:paragraph-properties fo:line-height="100%" fo:text-align="start" style:justify-single-word="false"/>
      <style:text-properties style:font-name="Amiri" fo:font-size="14pt" fo:font-style="normal" officeooo:rsid="00243a55" officeooo:paragraph-rsid="00243a55" style:font-size-asian="14pt" style:font-style-asian="normal" style:font-size-complex="14pt" style:font-style-complex="normal"/>
    </style:style>
    <style:style style:name="P76" style:family="paragraph" style:parent-style-name="Standard" style:list-style-name="L4">
      <style:paragraph-properties fo:line-height="100%" fo:text-align="start" style:justify-single-word="false"/>
      <style:text-properties style:font-name="Amiri" fo:font-size="14pt" fo:font-style="normal" fo:font-weight="bold" officeooo:rsid="002d3c42" officeooo:paragraph-rsid="002d3c42" style:font-size-asian="12.25pt" style:font-style-asian="normal" style:font-weight-asian="bold" style:font-size-complex="14pt" style:font-style-complex="normal" style:font-weight-complex="bold"/>
    </style:style>
    <style:style style:name="P77" style:family="paragraph" style:parent-style-name="Standard" style:list-style-name="L4">
      <style:paragraph-properties fo:line-height="100%" fo:text-align="start" style:justify-single-word="false"/>
      <style:text-properties style:font-name="Amiri" fo:font-size="14pt" fo:font-style="normal" officeooo:rsid="002d3c42" officeooo:paragraph-rsid="002d3c42" style:font-size-asian="12.25pt" style:font-style-asian="normal" style:font-size-complex="14pt" style:font-style-complex="normal"/>
    </style:style>
    <style:style style:name="P78" style:family="paragraph" style:parent-style-name="Standard" style:list-style-name="L5">
      <style:paragraph-properties fo:line-height="100%" fo:text-align="start" style:justify-single-word="false"/>
      <style:text-properties style:font-name="Amiri" fo:font-size="14pt" fo:font-style="normal" officeooo:rsid="0031cc03" officeooo:paragraph-rsid="0031cc03" style:font-size-asian="12.25pt" style:font-style-asian="normal" style:font-size-complex="14pt" style:font-style-complex="normal"/>
    </style:style>
    <style:style style:name="P79" style:family="paragraph" style:parent-style-name="Standard" style:list-style-name="L6">
      <style:paragraph-properties fo:line-height="100%" fo:text-align="start" style:justify-single-word="false"/>
      <style:text-properties style:font-name="Amiri" fo:font-size="14pt" fo:font-style="normal" officeooo:rsid="003b085f" officeooo:paragraph-rsid="003b085f" style:font-size-asian="12.25pt" style:font-style-asian="normal" style:font-size-complex="14pt" style:font-style-complex="normal"/>
    </style:style>
    <style:style style:name="P80" style:family="paragraph" style:parent-style-name="Standard" style:list-style-name="L7">
      <style:paragraph-properties fo:line-height="100%" fo:text-align="start" style:justify-single-word="false"/>
      <style:text-properties style:font-name="Amiri" fo:font-size="14pt" fo:font-style="normal" fo:font-weight="normal" officeooo:rsid="005090a7" officeooo:paragraph-rsid="005090a7" style:font-size-asian="12.25pt" style:font-style-asian="normal" style:font-weight-asian="normal" style:font-size-complex="14pt" style:font-style-complex="normal" style:font-weight-complex="normal"/>
    </style:style>
    <style:style style:name="P81" style:family="paragraph" style:parent-style-name="Standard" style:list-style-name="L7">
      <style:paragraph-properties fo:line-height="100%" fo:text-align="start" style:justify-single-word="false"/>
      <style:text-properties style:font-name="Amiri" fo:font-size="14pt" fo:font-style="normal" fo:font-weight="normal" officeooo:rsid="005090a7" officeooo:paragraph-rsid="0052c46e" style:font-size-asian="12.25pt" style:font-style-asian="normal" style:font-weight-asian="normal" style:font-size-complex="14pt" style:font-style-complex="normal" style:font-weight-complex="normal"/>
    </style:style>
    <style:style style:name="P82" style:family="paragraph" style:parent-style-name="Standard" style:list-style-name="L7">
      <style:paragraph-properties fo:line-height="100%" fo:text-align="start" style:justify-single-word="false"/>
      <style:text-properties style:font-name="Amiri" fo:font-size="14pt" fo:font-style="normal" fo:font-weight="normal" officeooo:rsid="0050af84" officeooo:paragraph-rsid="0052c46e" style:font-size-asian="12.25pt" style:font-style-asian="normal" style:font-weight-asian="normal" style:font-size-complex="14pt" style:font-style-complex="normal" style:font-weight-complex="normal"/>
    </style:style>
    <style:style style:name="P83" style:family="paragraph" style:parent-style-name="Standard" style:list-style-name="L8">
      <style:paragraph-properties fo:line-height="100%" fo:text-align="start" style:justify-single-word="false"/>
      <style:text-properties style:font-name="Amiri" fo:font-size="14pt" fo:font-style="normal" fo:font-weight="normal" officeooo:rsid="003f02f4" officeooo:paragraph-rsid="003f02f4" style:font-size-asian="12.25pt" style:font-style-asian="normal" style:font-weight-asian="normal" style:font-size-complex="14pt" style:font-style-complex="normal" style:font-weight-complex="normal"/>
    </style:style>
    <style:style style:name="P84" style:family="paragraph" style:parent-style-name="Standard" style:list-style-name="L9">
      <style:paragraph-properties fo:line-height="100%" fo:text-align="start" style:justify-single-word="false"/>
      <style:text-properties style:font-name="Amiri" fo:font-size="14pt" fo:font-style="normal" fo:font-weight="normal" officeooo:rsid="003fab61" officeooo:paragraph-rsid="003fab61" style:font-size-asian="12.25pt" style:font-style-asian="normal" style:font-weight-asian="normal" style:font-size-complex="14pt" style:font-style-complex="normal" style:font-weight-complex="normal"/>
    </style:style>
    <style:style style:name="P85" style:family="paragraph" style:parent-style-name="Standard">
      <style:paragraph-properties fo:line-height="100%" fo:text-align="start" style:justify-single-word="false"/>
      <style:text-properties style:font-name="Amiri" fo:font-size="14pt" fo:font-style="normal" fo:font-weight="normal" officeooo:rsid="001e8d53" officeooo:paragraph-rsid="00558ebe" style:font-size-asian="12.25pt" style:font-style-asian="normal" style:font-weight-asian="normal" style:font-size-complex="14pt" style:font-style-complex="normal" style:font-weight-complex="normal"/>
    </style:style>
    <style:style style:name="P86" style:family="paragraph" style:parent-style-name="Standard">
      <style:paragraph-properties fo:line-height="100%" fo:text-align="start" style:justify-single-word="false"/>
      <style:text-properties style:font-name="Amiri" fo:font-size="14pt" fo:font-style="normal" fo:font-weight="normal" officeooo:rsid="0050ffea" officeooo:paragraph-rsid="00558ebe" style:font-size-asian="12.25pt" style:font-style-asian="normal" style:font-weight-asian="normal" style:font-size-complex="14pt" style:font-style-complex="normal" style:font-weight-complex="normal"/>
    </style:style>
    <style:style style:name="P87" style:family="paragraph" style:parent-style-name="Standard">
      <style:paragraph-properties fo:line-height="100%" fo:text-align="start" style:justify-single-word="false"/>
      <style:text-properties style:font-name="Amiri" fo:font-size="14pt" fo:font-style="normal" fo:font-weight="normal" officeooo:rsid="00517abc" officeooo:paragraph-rsid="00558ebe" style:font-size-asian="12.25pt" style:font-style-asian="normal" style:font-weight-asian="normal" style:font-size-complex="14pt" style:font-style-complex="normal" style:font-weight-complex="normal"/>
    </style:style>
    <style:style style:name="P88" style:family="paragraph" style:parent-style-name="Standard">
      <style:paragraph-properties fo:line-height="100%" fo:text-align="start" style:justify-single-word="false"/>
      <style:text-properties style:font-name="Amiri" fo:font-size="14pt" fo:font-style="normal" fo:font-weight="normal" officeooo:rsid="00538b8e" officeooo:paragraph-rsid="00558ebe" style:font-size-asian="12.25pt" style:font-style-asian="normal" style:font-weight-asian="normal" style:font-size-complex="14pt" style:font-style-complex="normal" style:font-weight-complex="normal"/>
    </style:style>
    <style:style style:name="P89" style:family="paragraph" style:parent-style-name="Standard" style:list-style-name="L10">
      <style:paragraph-properties fo:line-height="100%" fo:text-align="start" style:justify-single-word="false"/>
      <style:text-properties style:font-name="Amiri" fo:font-size="14pt" fo:font-style="normal" style:text-underline-style="none" fo:font-weight="normal" officeooo:rsid="0053d415" officeooo:paragraph-rsid="0053d415" style:font-size-asian="12.25pt" style:font-style-asian="normal" style:font-weight-asian="normal" style:font-size-complex="14pt" style:font-style-complex="normal" style:font-weight-complex="normal"/>
    </style:style>
    <style:style style:name="P90" style:family="paragraph" style:parent-style-name="Standard">
      <style:paragraph-properties fo:line-height="100%" fo:text-align="start" style:justify-single-word="false"/>
      <style:text-properties style:font-name="Amiri" fo:font-size="14pt" fo:font-style="normal" style:text-underline-style="none" fo:font-weight="normal" officeooo:rsid="0053d415" officeooo:paragraph-rsid="0053d415" style:font-size-asian="12.25pt" style:font-style-asian="normal" style:font-weight-asian="normal" style:font-size-complex="14pt" style:font-style-complex="normal" style:font-weight-complex="normal"/>
    </style:style>
    <style:style style:name="P91" style:family="paragraph" style:parent-style-name="Standard">
      <style:paragraph-properties fo:line-height="100%" fo:text-align="start" style:justify-single-word="false"/>
      <style:text-properties style:font-name="Amiri" fo:font-size="14pt" fo:font-style="normal" style:text-underline-style="none" fo:font-weight="normal" officeooo:rsid="00552816" officeooo:paragraph-rsid="00558ebe" style:font-size-asian="12.25pt" style:font-style-asian="normal" style:font-weight-asian="normal" style:font-size-complex="14pt" style:font-style-complex="normal" style:font-weight-complex="normal"/>
    </style:style>
    <style:style style:name="P92" style:family="paragraph" style:parent-style-name="Standard">
      <style:paragraph-properties fo:line-height="100%" fo:text-align="start" style:justify-single-word="false"/>
      <style:text-properties style:font-name="Amiri" fo:font-size="14pt" fo:font-style="normal" style:text-underline-style="none" fo:font-weight="normal" officeooo:rsid="00538b8e" officeooo:paragraph-rsid="00558ebe" style:font-size-asian="12.25pt" style:font-style-asian="normal" style:font-weight-asian="normal" style:font-size-complex="14pt" style:font-style-complex="normal" style:font-weight-complex="normal"/>
    </style:style>
    <style:style style:name="P93" style:family="paragraph" style:parent-style-name="Standard">
      <style:paragraph-properties fo:line-height="100%" fo:text-align="start" style:justify-single-word="false"/>
      <style:text-properties style:font-name="Amiri" fo:font-size="14pt" fo:font-style="normal" style:text-underline-style="none" fo:font-weight="normal" officeooo:rsid="0054a614" officeooo:paragraph-rsid="00558ebe" style:font-size-asian="12.25pt" style:font-style-asian="normal" style:font-weight-asian="normal" style:font-size-complex="14pt" style:font-style-complex="normal" style:font-weight-complex="normal"/>
    </style:style>
    <style:style style:name="P94" style:family="paragraph" style:parent-style-name="Standard">
      <style:paragraph-properties fo:line-height="100%" fo:text-align="start" style:justify-single-word="false"/>
      <style:text-properties style:font-name="Amiri" fo:font-size="14pt" fo:font-style="italic" fo:font-weight="normal" officeooo:rsid="0048a37b" officeooo:paragraph-rsid="0048a37b" style:font-size-asian="12.25pt" style:font-style-asian="italic" style:font-weight-asian="normal" style:font-size-complex="14pt" style:font-style-complex="italic" style:font-weight-complex="normal"/>
    </style:style>
    <style:style style:name="P95" style:family="paragraph" style:parent-style-name="Standard">
      <style:paragraph-properties fo:line-height="100%" fo:text-align="start" style:justify-single-word="false"/>
      <style:text-properties style:font-name="Amiri" fo:font-size="14pt" fo:font-style="italic" fo:font-weight="normal" officeooo:rsid="0049dbbe" officeooo:paragraph-rsid="0049dbbe" style:font-size-asian="12.25pt" style:font-style-asian="italic" style:font-weight-asian="normal" style:font-size-complex="14pt" style:font-style-complex="italic" style:font-weight-complex="normal"/>
    </style:style>
    <style:style style:name="P96" style:family="paragraph" style:parent-style-name="Standard" style:list-style-name="L11">
      <style:paragraph-properties fo:line-height="100%" fo:text-align="start" style:justify-single-word="false"/>
      <style:text-properties style:font-name="Amiri" fo:font-size="12pt" fo:font-style="normal" fo:font-weight="normal" officeooo:rsid="005a9786" officeooo:paragraph-rsid="005a9786" style:font-size-asian="12pt" style:font-style-asian="normal" style:font-weight-asian="normal" style:font-size-complex="12pt" style:font-style-complex="normal" style:font-weight-complex="normal"/>
    </style:style>
    <style:style style:name="P97" style:family="paragraph" style:parent-style-name="Standard">
      <style:paragraph-properties fo:line-height="100%" fo:text-align="start" style:justify-single-word="false"/>
      <style:text-properties style:font-name="Amiri" fo:font-size="12pt" fo:font-style="normal" officeooo:rsid="001b36b3" officeooo:paragraph-rsid="001b36b3" style:font-size-asian="12pt" style:font-style-asian="normal" style:font-size-complex="12pt" style:font-style-complex="normal"/>
    </style:style>
    <style:style style:name="P98" style:family="paragraph" style:parent-style-name="Standard">
      <style:paragraph-properties fo:line-height="100%" fo:text-align="start" style:justify-single-word="false"/>
      <style:text-properties style:font-name="Amiri" fo:font-size="12pt" fo:font-style="normal" officeooo:rsid="001bf965" officeooo:paragraph-rsid="001bf965" style:font-size-asian="12pt" style:font-style-asian="normal" style:font-size-complex="12pt" style:font-style-complex="normal"/>
    </style:style>
    <style:style style:name="P99" style:family="paragraph" style:parent-style-name="Standard">
      <style:paragraph-properties fo:line-height="100%" fo:text-align="start" style:justify-single-word="false"/>
      <style:text-properties style:font-name="Amiri" fo:font-size="12pt" fo:font-style="normal" officeooo:rsid="001e8d53" officeooo:paragraph-rsid="001e8d53" style:font-size-asian="12pt" style:font-style-asian="normal" style:font-size-complex="12pt" style:font-style-complex="normal"/>
    </style:style>
    <style:style style:name="P100" style:family="paragraph" style:parent-style-name="Standard">
      <style:paragraph-properties fo:line-height="100%" fo:text-align="start" style:justify-single-word="false"/>
      <style:text-properties style:font-name="Amiri" fo:font-size="12pt" fo:font-style="normal" officeooo:rsid="001e8d53" officeooo:paragraph-rsid="0021bc55" style:font-size-asian="12pt" style:font-style-asian="normal" style:font-size-complex="12pt" style:font-style-complex="normal"/>
    </style:style>
    <style:style style:name="P101" style:family="paragraph" style:parent-style-name="Standard">
      <style:paragraph-properties fo:line-height="100%" fo:text-align="start" style:justify-single-word="false"/>
      <style:text-properties style:font-name="Amiri" fo:font-size="22pt" fo:font-style="normal" fo:font-weight="bold" officeooo:rsid="001e8d53" officeooo:paragraph-rsid="00558ebe" style:font-size-asian="22pt" style:font-style-asian="normal" style:font-weight-asian="bold" style:font-size-complex="22pt" style:font-style-complex="normal" style:font-weight-complex="bold"/>
    </style:style>
    <style:style style:name="P102" style:family="paragraph" style:parent-style-name="Standard">
      <style:paragraph-properties fo:line-height="100%" fo:text-align="start" style:justify-single-word="false"/>
      <style:text-properties style:font-name="Amiri" fo:font-size="18pt" fo:font-style="normal" fo:font-weight="bold" officeooo:rsid="001e8d53" officeooo:paragraph-rsid="00558ebe" style:font-size-asian="18pt" style:font-style-asian="normal" style:font-weight-asian="bold" style:font-size-complex="18pt" style:font-style-complex="normal" style:font-weight-complex="bold"/>
    </style:style>
    <style:style style:name="P103" style:family="paragraph" style:parent-style-name="Standard">
      <style:paragraph-properties fo:line-height="100%" fo:text-align="start" style:justify-single-word="false"/>
      <style:text-properties style:font-name="Amiri" fo:font-size="18pt" fo:font-style="normal" style:text-underline-style="none" fo:font-weight="bold" officeooo:rsid="001e8d53" officeooo:paragraph-rsid="00558ebe" style:font-size-asian="18pt" style:font-style-asian="normal" style:font-weight-asian="bold" style:font-size-complex="18pt" style:font-style-complex="normal" style:font-weight-complex="bold"/>
    </style:style>
    <style:style style:name="P104" style:family="paragraph" style:parent-style-name="Standard" style:list-style-name="L3">
      <style:paragraph-properties fo:line-height="100%" fo:text-align="start" style:justify-single-word="false"/>
      <style:text-properties officeooo:rsid="0028f384" officeooo:paragraph-rsid="0028f384"/>
    </style:style>
    <style:style style:name="P105" style:family="paragraph" style:parent-style-name="Standard" style:list-style-name="L11">
      <style:paragraph-properties fo:line-height="100%" fo:text-align="start" style:justify-single-word="false"/>
      <style:text-properties fo:font-size="12pt" fo:font-weight="normal" officeooo:rsid="0042d129" officeooo:paragraph-rsid="0042d129" style:font-size-asian="12pt" style:font-weight-asian="normal" style:font-size-complex="12pt" style:font-weight-complex="normal"/>
    </style:style>
    <style:style style:name="P106" style:family="paragraph" style:parent-style-name="Standard" style:list-style-name="L11">
      <style:paragraph-properties fo:line-height="100%" fo:text-align="start" style:justify-single-word="false"/>
      <style:text-properties fo:font-size="12pt" fo:font-weight="normal" officeooo:rsid="0044c7ed" officeooo:paragraph-rsid="0044c7ed" style:font-size-asian="12pt" style:font-weight-asian="normal" style:font-size-complex="12pt" style:font-weight-complex="normal"/>
    </style:style>
    <style:style style:name="P107" style:family="paragraph" style:parent-style-name="Standard">
      <style:paragraph-properties fo:line-height="100%" fo:text-align="start" style:justify-single-word="false"/>
      <style:text-properties style:font-name="Amiri" fo:font-size="14pt" fo:font-style="normal" fo:font-weight="normal" officeooo:rsid="001e8d53" officeooo:paragraph-rsid="00558ebe" style:font-size-asian="14pt" style:font-style-asian="normal" style:font-weight-asian="normal" style:font-size-complex="14pt" style:font-style-complex="normal" style:font-weight-complex="normal"/>
    </style:style>
    <style:style style:name="P108" style:family="paragraph" style:parent-style-name="Standard">
      <style:paragraph-properties fo:line-height="100%" fo:text-align="start" style:justify-single-word="false"/>
      <style:text-properties fo:color="#ff3333" style:font-name="Amiri" fo:font-size="12pt" fo:font-style="normal" officeooo:rsid="001e8d53" officeooo:paragraph-rsid="0021bc55" style:font-size-asian="12pt" style:font-style-asian="normal" style:font-size-complex="12pt" style:font-style-complex="normal"/>
    </style:style>
    <style:style style:name="P109" style:family="paragraph" style:parent-style-name="Standard">
      <style:paragraph-properties fo:line-height="100%" fo:text-align="start" style:justify-single-word="false"/>
      <style:text-properties fo:color="#ff3333" style:font-name="Amiri" fo:font-size="12pt" fo:font-style="normal" officeooo:rsid="001e8d53" officeooo:paragraph-rsid="001e8d53" style:font-size-asian="12pt" style:font-style-asian="normal" style:font-size-complex="12pt" style:font-style-complex="normal"/>
    </style:style>
    <style:style style:name="P110" style:family="paragraph" style:parent-style-name="Standard">
      <style:paragraph-properties fo:line-height="100%" fo:text-align="start" style:justify-single-word="false"/>
      <style:text-properties fo:color="#ff3333" style:font-name="Amiri" fo:font-size="12pt" fo:font-style="normal" officeooo:rsid="0023939d" officeooo:paragraph-rsid="0023939d" style:font-size-asian="12pt" style:font-style-asian="normal" style:font-size-complex="12pt" style:font-style-complex="normal"/>
    </style:style>
    <style:style style:name="P111" style:family="paragraph" style:parent-style-name="Standard">
      <style:paragraph-properties fo:line-height="100%" fo:text-align="start" style:justify-single-word="false"/>
      <style:text-properties fo:color="#ff3333" style:font-name="Amiri" fo:font-size="12pt" fo:font-style="normal" officeooo:rsid="0023939d" officeooo:paragraph-rsid="005a9786" style:font-size-asian="12pt" style:font-style-asian="normal" style:font-size-complex="12pt" style:font-style-complex="normal"/>
    </style:style>
    <style:style style:name="P112" style:family="paragraph" style:parent-style-name="Standard">
      <style:paragraph-properties fo:line-height="100%" fo:text-align="start" style:justify-single-word="false"/>
      <style:text-properties fo:color="#ff3333" style:font-name="Amiri" fo:font-size="14pt" fo:font-style="normal" officeooo:rsid="0023939d" officeooo:paragraph-rsid="0023939d" style:font-size-asian="14pt" style:font-style-asian="normal" style:font-size-complex="14pt" style:font-style-complex="normal"/>
    </style:style>
    <style:style style:name="P113" style:family="paragraph" style:parent-style-name="Standard">
      <style:paragraph-properties fo:line-height="100%" fo:text-align="start" style:justify-single-word="false"/>
      <style:text-properties fo:color="#ff3333" style:font-name="Amiri" fo:font-size="14pt" fo:font-style="normal" officeooo:rsid="00243a55" officeooo:paragraph-rsid="00243a55" style:font-size-asian="14pt" style:font-style-asian="normal" style:font-size-complex="14pt" style:font-style-complex="normal"/>
    </style:style>
    <style:style style:name="P114" style:family="paragraph" style:parent-style-name="Standard">
      <style:paragraph-properties fo:line-height="100%" fo:text-align="start" style:justify-single-word="false" fo:break-before="page"/>
      <style:text-properties style:font-name="Amiri" fo:font-size="22pt" fo:font-style="normal" officeooo:rsid="00274245" officeooo:paragraph-rsid="00274245" style:font-size-asian="22pt" style:font-style-asian="normal" style:font-size-complex="22pt" style:font-style-complex="normal"/>
    </style:style>
    <style:style style:name="P115" style:family="paragraph" style:parent-style-name="Text_20_body" style:list-style-name="L1">
      <style:text-properties style:font-name="Amiri" fo:font-size="14pt" style:font-size-asian="14pt" style:font-size-complex="14pt"/>
    </style:style>
    <style:style style:name="P116" style:family="paragraph" style:parent-style-name="Text_20_body" style:list-style-name="L2">
      <style:text-properties style:font-name="Amiri" fo:font-size="14pt" style:font-size-asian="14pt" style:font-size-complex="14pt"/>
    </style:style>
    <style:style style:name="P117" style:family="paragraph" style:parent-style-name="Text_20_body">
      <style:text-properties style:font-name="Amiri" fo:font-size="14pt" fo:font-weight="normal" style:font-size-asian="14pt" style:font-weight-asian="normal" style:font-size-complex="14pt" style:font-weight-complex="normal"/>
    </style:style>
    <style:style style:name="P118" style:family="paragraph" style:parent-style-name="Text_20_body">
      <style:paragraph-properties fo:line-height="100%" fo:text-align="start" style:justify-single-word="false"/>
      <style:text-properties style:font-name="Amiri" officeooo:paragraph-rsid="00558ebe"/>
    </style:style>
    <style:style style:name="P119" style:family="paragraph" style:parent-style-name="Text_20_body" style:list-style-name="L1">
      <style:paragraph-properties fo:margin-top="0cm" fo:margin-bottom="0cm" loext:contextual-spacing="false"/>
      <style:text-properties style:font-name="Amiri" fo:font-size="14pt" style:font-size-asian="14pt" style:font-size-complex="14pt"/>
    </style:style>
    <style:style style:name="P120" style:family="paragraph" style:parent-style-name="Text_20_body" style:list-style-name="L2">
      <style:paragraph-properties fo:margin-top="0cm" fo:margin-bottom="0cm" loext:contextual-spacing="false"/>
      <style:text-properties style:font-name="Amiri" fo:font-size="14pt" style:font-size-asian="14pt" style:font-size-complex="14pt"/>
    </style:style>
    <style:style style:name="P121" style:family="paragraph">
      <style:paragraph-properties fo:line-height="100%"/>
    </style:style>
    <style:style style:name="P122" style:family="paragraph">
      <loext:graphic-properties draw:fill-color="#dd4814" draw:opacity="30%"/>
      <style:paragraph-properties fo:line-height="100%"/>
    </style:style>
    <style:style style:name="P123" style:family="paragraph">
      <loext:graphic-properties draw:fill-color="#dd4814" draw:opacity="30%"/>
      <style:paragraph-properties fo:line-height="100%"/>
      <style:text-properties style:font-name="Pre" fo:font-size="14pt" style:font-size-asian="14pt" style:font-size-complex="14pt"/>
    </style:style>
    <style:style style:name="P124" style:family="paragraph">
      <loext:graphic-properties draw:fill-color="#3465a4" draw:opacity="30%"/>
      <style:paragraph-properties fo:line-height="100%"/>
      <style:text-properties style:font-name="Pre" fo:font-size="14pt" style:font-size-asian="14pt" style:font-size-complex="14pt"/>
    </style:style>
    <style:style style:name="P125" style:family="paragraph">
      <loext:graphic-properties draw:fill-color="#3465a4" draw:opacity="30%"/>
      <style:paragraph-properties fo:line-height="100%"/>
      <style:text-properties style:font-name="Pre" fo:font-size="12pt" style:font-size-asian="12pt" style:font-size-complex="12pt"/>
    </style:style>
    <style:style style:name="T1" style:family="text">
      <style:text-properties fo:font-size="14pt" style:font-size-asian="14pt" style:font-size-complex="14pt"/>
    </style:style>
    <style:style style:name="T2" style:family="text">
      <style:text-properties fo:font-size="14pt" officeooo:rsid="00243a55" style:font-size-asian="14pt" style:font-size-complex="14pt"/>
    </style:style>
    <style:style style:name="T3" style:family="text">
      <style:text-properties fo:font-size="14pt" officeooo:rsid="00565be0" style:font-size-asian="14pt" style:font-size-complex="14pt"/>
    </style:style>
    <style:style style:name="T4" style:family="text">
      <style:text-properties fo:font-size="14pt" officeooo:rsid="0021bc55" style:font-size-asian="14pt" style:font-size-complex="14pt"/>
    </style:style>
    <style:style style:name="T5" style:family="text">
      <style:text-properties fo:font-size="14pt" officeooo:rsid="0020d644" style:font-size-asian="14pt" style:font-size-complex="14pt"/>
    </style:style>
    <style:style style:name="T6" style:family="text">
      <style:text-properties fo:font-size="14pt" fo:font-style="normal" fo:font-weight="normal" officeooo:rsid="001e8d53" style:font-size-asian="14pt" style:font-style-asian="normal" style:font-weight-asian="normal" style:font-size-complex="14pt" style:font-style-complex="normal" style:font-weight-complex="normal"/>
    </style:style>
    <style:style style:name="T7" style:family="text">
      <style:text-properties fo:font-size="14pt" fo:font-style="normal" fo:font-weight="bold" officeooo:rsid="001e8d53" style:font-size-asian="14pt" style:font-style-asian="normal" style:font-weight-asian="bold" style:font-size-complex="14pt" style:font-style-complex="normal" style:font-weight-complex="bold"/>
    </style:style>
    <style:style style:name="T8" style:family="text">
      <style:text-properties officeooo:rsid="001e8d53"/>
    </style:style>
    <style:style style:name="T9" style:family="text">
      <style:text-properties officeooo:rsid="002074b8"/>
    </style:style>
    <style:style style:name="T10" style:family="text">
      <style:text-properties officeooo:rsid="0020d644"/>
    </style:style>
    <style:style style:name="T11" style:family="text">
      <style:text-properties officeooo:rsid="0021bc55"/>
    </style:style>
    <style:style style:name="T12" style:family="text">
      <style:text-properties officeooo:rsid="00243a55"/>
    </style:style>
    <style:style style:name="T13" style:family="text">
      <style:text-properties style:font-name="Amiri" fo:font-size="14pt" style:font-size-asian="14pt" style:font-size-complex="14pt"/>
    </style:style>
    <style:style style:name="T14" style:family="text">
      <style:text-properties style:font-name="Amiri" fo:font-size="14pt" fo:font-style="normal" style:font-size-asian="14pt" style:font-style-asian="normal" style:font-size-complex="14pt" style:font-style-complex="normal"/>
    </style:style>
    <style:style style:name="T15" style:family="text">
      <style:text-properties style:font-name="Amiri" fo:font-size="14pt" fo:font-style="normal" officeooo:rsid="002a5aee" style:font-size-asian="14pt" style:font-style-asian="normal" style:font-size-complex="14pt" style:font-style-complex="normal"/>
    </style:style>
    <style:style style:name="T16" style:family="text">
      <style:text-properties style:font-name="Amiri" fo:font-size="14pt" fo:font-style="normal" officeooo:rsid="003c60e8" style:font-size-asian="14pt" style:font-style-asian="normal" style:font-size-complex="14pt" style:font-style-complex="normal"/>
    </style:style>
    <style:style style:name="T17" style:family="text">
      <style:text-properties style:font-name="Amiri" fo:font-size="14pt" fo:font-style="normal" fo:font-weight="normal" style:font-size-asian="12.25pt" style:font-style-asian="normal" style:font-weight-asian="normal" style:font-size-complex="14pt" style:font-style-complex="normal" style:font-weight-complex="normal"/>
    </style:style>
    <style:style style:name="T18" style:family="text">
      <style:text-properties style:font-name="Amiri" fo:font-size="14pt" fo:font-style="normal" fo:font-weight="normal" officeooo:rsid="004111e2" style:font-size-asian="12.25pt" style:font-style-asian="normal" style:font-weight-asian="normal" style:font-size-complex="14pt" style:font-style-complex="normal" style:font-weight-complex="normal"/>
    </style:style>
    <style:style style:name="T19" style:family="text">
      <style:text-properties style:font-name="Amiri" fo:font-size="14pt" fo:font-style="normal" fo:font-weight="normal" officeooo:rsid="0042d129" style:font-size-asian="12.25pt" style:font-style-asian="normal" style:font-weight-asian="normal" style:font-size-complex="14pt" style:font-style-complex="normal" style:font-weight-complex="normal"/>
    </style:style>
    <style:style style:name="T20" style:family="text">
      <style:text-properties style:font-name="Amiri" fo:font-size="14pt" fo:font-style="normal" fo:font-weight="normal" officeooo:rsid="004c2565" style:font-size-asian="12.25pt" style:font-style-asian="normal" style:font-weight-asian="normal" style:font-size-complex="14pt" style:font-style-complex="normal" style:font-weight-complex="normal"/>
    </style:style>
    <style:style style:name="T21" style:family="text">
      <style:text-properties style:font-name="Amiri" fo:font-size="14pt" fo:font-style="normal" fo:font-weight="normal" officeooo:rsid="005090a7" style:font-size-asian="12.25pt" style:font-style-asian="normal" style:font-weight-asian="normal" style:font-size-complex="14pt" style:font-style-complex="normal" style:font-weight-complex="normal"/>
    </style:style>
    <style:style style:name="T22" style:family="text">
      <style:text-properties style:font-name="Amiri" fo:font-size="14pt" fo:font-style="normal" fo:font-weight="normal" officeooo:rsid="0042d129" style:font-size-asian="14pt" style:font-style-asian="normal" style:font-weight-asian="normal" style:font-size-complex="14pt" style:font-style-complex="normal" style:font-weight-complex="normal"/>
    </style:style>
    <style:style style:name="T23" style:family="text">
      <style:text-properties style:font-name="Amiri" fo:font-size="14pt" fo:font-style="normal" fo:font-weight="bold" style:font-size-asian="12.25pt" style:font-style-asian="normal" style:font-weight-asian="bold" style:font-size-complex="14pt" style:font-style-complex="normal" style:font-weight-complex="bold"/>
    </style:style>
    <style:style style:name="T24" style:family="text">
      <style:text-properties style:font-name="Amiri" fo:font-size="14pt" fo:font-style="normal" fo:font-weight="bold" officeooo:rsid="004c2565" style:font-size-asian="12.25pt" style:font-style-asian="normal" style:font-weight-asian="bold" style:font-size-complex="14pt" style:font-style-complex="normal" style:font-weight-complex="bold"/>
    </style:style>
    <style:style style:name="T25" style:family="text">
      <style:text-properties style:font-name="Amiri" fo:font-size="14pt" fo:font-style="normal" fo:font-weight="bold" officeooo:rsid="004111e2" style:font-size-asian="12.25pt" style:font-style-asian="normal" style:font-weight-asian="bold" style:font-size-complex="14pt" style:font-style-complex="normal" style:font-weight-complex="bold"/>
    </style:style>
    <style:style style:name="T26" style:family="text">
      <style:text-properties style:font-name="Amiri" fo:font-size="14pt" fo:font-style="italic" fo:font-weight="normal" officeooo:rsid="004804fd" style:font-size-asian="12.25pt" style:font-style-asian="italic" style:font-weight-asian="normal" style:font-size-complex="14pt" style:font-style-complex="italic" style:font-weight-complex="normal"/>
    </style:style>
    <style:style style:name="T27" style:family="text">
      <style:text-properties style:font-name="Amiri" fo:font-size="14pt" fo:font-style="italic" fo:font-weight="normal" officeooo:rsid="0048a37b" style:font-size-asian="12.25pt" style:font-style-asian="italic" style:font-weight-asian="normal" style:font-size-complex="14pt" style:font-style-complex="italic" style:font-weight-complex="normal"/>
    </style:style>
    <style:style style:name="T28" style:family="text">
      <style:text-properties style:font-name="Amiri" fo:font-size="14pt" fo:font-style="italic" fo:font-weight="normal" officeooo:rsid="005090a7" style:font-size-asian="12.25pt" style:font-style-asian="italic" style:font-weight-asian="normal" style:font-size-complex="14pt" style:font-style-complex="italic" style:font-weight-complex="normal"/>
    </style:style>
    <style:style style:name="T29" style:family="text">
      <style:text-properties style:font-name="Amiri" fo:font-size="14pt" fo:font-weight="normal" style:font-size-asian="12.25pt" style:font-weight-asian="normal" style:font-size-complex="14pt" style:font-weight-complex="normal"/>
    </style:style>
    <style:style style:name="T30" style:family="text">
      <style:text-properties style:font-name="Amiri" fo:font-size="14pt" fo:font-weight="normal" officeooo:rsid="0049dbbe" style:font-size-asian="12.25pt" style:font-weight-asian="normal" style:font-size-complex="14pt" style:font-weight-complex="normal"/>
    </style:style>
    <style:style style:name="T31" style:family="text">
      <style:text-properties style:font-name="Amiri" fo:font-size="14pt" fo:font-weight="normal" officeooo:rsid="004bc555" style:font-size-asian="12.25pt" style:font-weight-asian="normal" style:font-size-complex="14pt" style:font-weight-complex="normal"/>
    </style:style>
    <style:style style:name="T32" style:family="text">
      <style:text-properties style:font-name="Amiri" fo:font-size="14pt" fo:font-weight="normal" officeooo:rsid="004c45e9" style:font-size-asian="12.25pt" style:font-weight-asian="normal" style:font-size-complex="14pt" style:font-weight-complex="normal"/>
    </style:style>
    <style:style style:name="T33" style:family="text">
      <style:text-properties style:font-name="Amiri" fo:font-size="14pt" fo:font-weight="normal" officeooo:rsid="005090a7" style:font-size-asian="12.25pt" style:font-weight-asian="normal" style:font-size-complex="14pt" style:font-weight-complex="normal"/>
    </style:style>
    <style:style style:name="T34" style:family="text">
      <style:text-properties style:font-name="Amiri" fo:font-size="14pt" style:font-size-asian="12.25pt" style:font-size-complex="14pt"/>
    </style:style>
    <style:style style:name="T35" style:family="text">
      <style:text-properties style:font-name="Amiri" fo:font-size="14pt" officeooo:rsid="004bc555" style:font-size-asian="12.25pt" style:font-size-complex="14pt"/>
    </style:style>
    <style:style style:name="T36" style:family="text">
      <style:text-properties style:font-name="Amiri" fo:font-size="14pt" fo:language="fr" fo:country="FR" style:font-size-asian="14pt" style:font-size-complex="14pt"/>
    </style:style>
    <style:style style:name="T37" style:family="text">
      <style:text-properties style:font-name="Amiri" fo:font-style="normal" style:font-style-asian="normal" style:font-style-complex="normal"/>
    </style:style>
    <style:style style:name="T38" style:family="text">
      <style:text-properties style:font-name="Amiri" fo:font-style="normal" officeooo:rsid="0046c9a0" style:font-style-asian="normal" style:font-style-complex="normal"/>
    </style:style>
    <style:style style:name="T39" style:family="text">
      <style:text-properties style:font-name="Amiri" fo:font-style="normal" officeooo:rsid="004804fd" style:font-style-asian="normal" style:font-style-complex="normal"/>
    </style:style>
    <style:style style:name="T40" style:family="text">
      <style:text-properties style:font-name="Amiri" fo:font-weight="normal" style:font-weight-asian="normal" style:font-weight-complex="normal"/>
    </style:style>
    <style:style style:name="T41" style:family="text">
      <style:text-properties style:font-name="Amiri" fo:font-style="italic" fo:font-weight="normal" style:font-style-asian="italic" style:font-weight-asian="normal" style:font-style-complex="italic" style:font-weight-complex="normal"/>
    </style:style>
    <style:style style:name="T42" style:family="text">
      <style:text-properties style:font-name="Amiri" fo:font-style="italic" fo:font-weight="normal" officeooo:rsid="0048a37b" style:font-style-asian="italic" style:font-weight-asian="normal" style:font-style-complex="italic" style:font-weight-complex="normal"/>
    </style:style>
    <style:style style:name="T43" style:family="text">
      <style:text-properties officeooo:rsid="002d3c42"/>
    </style:style>
    <style:style style:name="T44" style:family="text">
      <style:text-properties fo:font-weight="normal" style:font-weight-asian="normal" style:font-weight-complex="normal"/>
    </style:style>
    <style:style style:name="T45" style:family="text">
      <style:text-properties fo:font-weight="normal" officeooo:rsid="002e258a" style:font-weight-asian="normal" style:font-weight-complex="normal"/>
    </style:style>
    <style:style style:name="T46" style:family="text">
      <style:text-properties officeooo:rsid="0031cc03"/>
    </style:style>
    <style:style style:name="T47" style:family="text">
      <style:text-properties fo:font-weight="bold" style:font-weight-asian="bold" style:font-weight-complex="bold"/>
    </style:style>
    <style:style style:name="T48" style:family="text">
      <style:text-properties fo:font-weight="bold" officeooo:rsid="003b085f" style:font-weight-asian="bold" style:font-weight-complex="bold"/>
    </style:style>
    <style:style style:name="T49" style:family="text">
      <style:text-properties fo:font-weight="bold" officeooo:rsid="00394449" style:font-weight-asian="bold" style:font-weight-complex="bold"/>
    </style:style>
    <style:style style:name="T50" style:family="text">
      <style:text-properties officeooo:rsid="0032c6a1"/>
    </style:style>
    <style:style style:name="T51" style:family="text">
      <style:text-properties officeooo:rsid="0035ba55"/>
    </style:style>
    <style:style style:name="T52" style:family="text">
      <style:text-properties officeooo:rsid="00394449"/>
    </style:style>
    <style:style style:name="T53" style:family="text">
      <style:text-properties officeooo:rsid="003b6cd1"/>
    </style:style>
    <style:style style:name="T54" style:family="text">
      <style:text-properties fo:font-style="italic" officeooo:rsid="003b6cd1" style:font-style-asian="italic" style:font-style-complex="italic"/>
    </style:style>
    <style:style style:name="T55" style:family="text">
      <style:text-properties officeooo:rsid="003c60e8"/>
    </style:style>
    <style:style style:name="T56" style:family="text">
      <style:text-properties officeooo:rsid="0044c7ed"/>
    </style:style>
    <style:style style:name="T57" style:family="text">
      <style:text-properties officeooo:rsid="005090a7"/>
    </style:style>
    <style:style style:name="T58" style:family="text">
      <style:text-properties officeooo:rsid="0050af84"/>
    </style:style>
    <style:style style:name="T59" style:family="text">
      <style:text-properties officeooo:rsid="0055c2c5"/>
    </style:style>
    <style:style style:name="T60" style:family="text">
      <style:text-properties officeooo:rsid="004e1843"/>
    </style:style>
    <style:style style:name="T61" style:family="text">
      <style:text-properties officeooo:rsid="005200bb"/>
    </style:style>
    <style:style style:name="T62" style:family="text">
      <style:text-properties officeooo:rsid="0054a614"/>
    </style:style>
    <style:style style:name="T63" style:family="text">
      <style:text-properties officeooo:rsid="00558ebe"/>
    </style:style>
    <style:style style:name="T64" style:family="text">
      <style:text-properties officeooo:rsid="00565be0"/>
    </style:style>
    <style:style style:name="T65" style:family="text">
      <style:text-properties style:font-name="Amiri" fo:font-size="14pt" fo:font-weight="normal" style:font-size-asian="14pt" style:font-weight-asian="normal" style:font-size-complex="14pt" style:font-weight-complex="normal"/>
    </style:style>
    <style:style style:name="T66" style:family="text">
      <style:text-properties officeooo:rsid="005991c8"/>
    </style:style>
    <style:style style:name="T67" style:family="text">
      <style:text-properties officeooo:rsid="005a9786" fo:background-color="transparent" loext:char-shading-value="0"/>
    </style:style>
    <style:style style:name="T68" style:family="text">
      <style:text-properties officeooo:rsid="005a9786" fo:background-color="transparent" loext:char-shading-value="0"/>
    </style:style>
    <style:style style:name="T69" style:family="text">
      <style:text-properties fo:color="#ff3333" officeooo:rsid="005991c8" fo:background-color="transparent" loext:char-shading-value="0"/>
    </style:style>
    <style:style style:name="T70" style:family="text">
      <style:text-properties fo:color="#ff3333" fo:font-size="14pt" style:font-size-asian="14pt" style:font-size-complex="14pt"/>
    </style:style>
    <style:style style:name="T71" style:family="text">
      <style:text-properties fo:color="#ff3333" fo:font-size="14pt" officeooo:rsid="0021bc55" style:font-size-asian="14pt" style:font-size-complex="14pt"/>
    </style:style>
    <style:style style:name="T72" style:family="text">
      <style:text-properties fo:color="#ff3333" fo:font-size="14pt" officeooo:rsid="0020d644" style:font-size-asian="14pt" style:font-size-complex="14pt"/>
    </style:style>
    <style:style style:name="T73" style:family="text">
      <style:text-properties officeooo:rsid="005a9786"/>
    </style:style>
    <style:style style:name="T74" style:family="text">
      <style:text-properties fo:color="#000000" officeooo:rsid="005a9786" fo:background-color="transparent" loext:char-shading-value="0"/>
    </style:style>
    <style:style style:name="T75" style:family="text">
      <style:text-properties fo:color="#000000" officeooo:rsid="005a9786"/>
    </style:style>
    <style:style style:name="T76" style:family="text">
      <style:text-properties fo:color="#000000" fo:font-size="14pt" style:font-size-asian="14pt" style:font-size-complex="14pt"/>
    </style:style>
    <style:style style:name="T77" style:family="text">
      <style:text-properties fo:color="#000000" fo:font-size="14pt" officeooo:rsid="0021bc55" style:font-size-asian="14pt" style:font-size-complex="14pt"/>
    </style:style>
    <style:style style:name="T78" style:family="text">
      <style:text-properties style:font-name="Pre" fo:font-size="14pt" style:font-size-asian="14pt" style:font-size-complex="14pt"/>
    </style:style>
    <style:style style:name="T79" style:family="text">
      <style:text-properties style:font-name="Pre" fo:font-size="12pt" style:font-size-asian="12pt" style:font-size-complex="12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dd4814" draw:opacity="30%" draw:textarea-horizontal-align="justify" draw:textarea-vertical-align="middle" draw:auto-grow-height="false" fo:min-height="0.838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dd4814" draw:opacity="30%" draw:textarea-horizontal-align="justify" draw:textarea-vertical-align="middle" draw:auto-grow-height="false" fo:min-height="0.769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dd4814" draw:opacity="30%" draw:textarea-horizontal-align="justify" draw:textarea-vertical-align="middle" draw:auto-grow-height="false" fo:min-height="0.811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4814" draw:opacity="30%" draw:textarea-horizontal-align="justify" draw:textarea-vertical-align="middle" draw:auto-grow-height="false" fo:min-height="0.833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4814" draw:opacity="30%" draw:textarea-horizontal-align="justify" draw:textarea-vertical-align="middle" draw:auto-grow-height="false" fo:min-height="0.908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dd4814" draw:opacity="30%" draw:textarea-horizontal-align="justify" draw:textarea-vertical-align="middle" draw:auto-grow-height="false" fo:min-height="0.863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dd4814" draw:opacity="30%" draw:textarea-horizontal-align="justify" draw:textarea-vertical-align="middle" draw:auto-grow-height="false" fo:min-height="0.69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color="#dd4814" draw:opacity="30%" draw:textarea-horizontal-align="justify" draw:textarea-vertical-align="middle" draw:auto-grow-height="false" fo:min-height="1.461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draw:fill-color="#dd4814" draw:opacity="30%" draw:textarea-horizontal-align="justify" draw:textarea-vertical-align="middle" draw:auto-grow-height="false" fo:min-height="0.907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color="#dd4814" draw:opacity="30%" draw:textarea-horizontal-align="justify" draw:textarea-vertical-align="middle" draw:auto-grow-height="false" fo:min-height="0.949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color="#dd4814" draw:opacity="30%" draw:textarea-horizontal-align="justify" draw:textarea-vertical-align="middle" draw:auto-grow-height="false" fo:min-height="0.794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draw:fill-color="#dd4814" draw:opacity="30%" draw:textarea-horizontal-align="justify" draw:textarea-vertical-align="middle" draw:auto-grow-height="false" fo:min-height="0.66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fill-color="#dd4814" draw:opacity="30%" draw:textarea-horizontal-align="justify" draw:textarea-vertical-align="middle" draw:auto-grow-height="false" fo:min-height="0.665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color="#dd4814" draw:opacity="30%" draw:textarea-horizontal-align="justify" draw:textarea-vertical-align="middle" draw:auto-grow-height="false" fo:min-height="0.796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color="#dd4814" draw:opacity="30%" draw:textarea-horizontal-align="justify" draw:textarea-vertical-align="middle" draw:auto-grow-height="false" fo:min-height="1.012cm" fo:min-width="20.415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color="#3465a4" draw:opacity="30%" draw:textarea-horizontal-align="justify" draw:textarea-vertical-align="middle" draw:auto-grow-height="false" fo:min-height="0.9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fill-color="#3465a4" draw:opacity="30%" draw:textarea-horizontal-align="justify" draw:textarea-vertical-align="middle" draw:auto-grow-height="false" fo:min-height="0.866cm" fo:min-width="16.29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fill-color="#3465a4" draw:opacity="30%" draw:textarea-horizontal-align="justify" draw:textarea-vertical-align="middle" draw:auto-grow-height="false" fo:min-height="5.951cm" fo:min-width="18.408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tuteuré en Licence professionnelle</text:p>
      <text:p text:style-name="P2">Université d’Angers</text:p>
      <text:p text:style-name="P4">----</text:p>
      <text:p text:style-name="P7">Calcul haute performance dans des conteneurs</text:p>
      <text:p text:style-name="P5">----</text:p>
      <text:p text:style-name="P8">Tuteurs</text:p>
      <text:p text:style-name="P3">Jean-Mathieu Chantrein</text:p>
      <text:p text:style-name="P3">Benoit Da Mota</text:p>
      <text:p text:style-name="P11"/>
      <text:p text:style-name="P11"/>
      <text:p text:style-name="P11"/>
      <text:p text:style-name="P8">Étudiants</text:p>
      <text:p text:style-name="P9">Alban Baumard</text:p>
      <text:p text:style-name="P9">Mohamed Missaoui</text:p>
      <text:p text:style-name="P9">Antoine Legoubé</text:p>
      <text:p text:style-name="P12"><text:soft-page-break/>Sommaire</text:p>
      <text:p text:style-name="P97"/>
      <text:p text:style-name="P73">1-Présentation du projet</text:p>
      <text:p text:style-name="P73">2-Recherche et analyse des technologies <text:span text:style-name="T8">de</text:span> <text:span text:style-name="T8">conteneurisation</text:span></text:p>
      <text:p text:style-name="P98"><text:tab/>2.1-La conteneurisation avec Docker</text:p>
      <text:p text:style-name="P98"><text:tab/>2.2-La conteneurisation avec LXD</text:p>
      <text:p text:style-name="P98"><text:tab/><text:span text:style-name="T66">2</text:span><text:span text:style-name="T69">.2-La conteneurisation avec Singularity</text:span></text:p>
      <text:p text:style-name="P74">3-Recherche et analyse des technologie de cluster <text:span text:style-name="T66">| planificateur</text:span></text:p>
      <text:p text:style-name="P100"><text:tab/><text:span text:style-name="T76">3.1-</text:span><text:span text:style-name="T77">Slurm</text:span></text:p>
      <text:p text:style-name="P108"><text:tab/><text:tab/><text:span text:style-name="T74">3.1.1-Tour d’horizon</text:span></text:p>
      <text:p text:style-name="P108"><text:tab/><text:tab/><text:span text:style-name="T73">3.1.2-Commandes utiles</text:span></text:p>
      <text:p text:style-name="P108"><text:tab/><text:tab/><text:span text:style-name="T73">3.1.3-Conclusion</text:span></text:p>
      <text:p text:style-name="P100"><text:tab/><text:span text:style-name="T71">3.2-</text:span><text:span text:style-name="T70">Docker </text:span><text:span text:style-name="T72">Swarm</text:span></text:p>
      <text:p text:style-name="P108"><text:tab/><text:tab/><text:span text:style-name="T75">3.2.1-Tour d’horizon</text:span></text:p>
      <text:p text:style-name="P108"><text:tab/><text:tab/><text:span text:style-name="T73">3.2.2-Commandes utiles</text:span></text:p>
      <text:p text:style-name="P108"><text:tab/><text:tab/><text:span text:style-name="T73">3.2.3-Conclusion</text:span></text:p>
      <text:p text:style-name="P99"><text:tab/><text:span text:style-name="T70">3.</text:span><text:span text:style-name="T71">3</text:span><text:span text:style-name="T70">-Autres solutions</text:span></text:p>
      <text:p text:style-name="P109"><text:tab/><text:tab/>3.<text:span text:style-name="T11">3</text:span>.1-Apache Mesos</text:p>
      <text:p text:style-name="P109"><text:tab/><text:tab/>3.<text:span text:style-name="T11">3</text:span>.2-Mesosphere</text:p>
      <text:p text:style-name="P109"><text:tab/><text:tab/>3.<text:span text:style-name="T11">3</text:span>.3-<text:span text:style-name="T9">Apache Hadoop YARN</text:span></text:p>
      <text:p text:style-name="P109"><text:tab/><text:tab/><text:span text:style-name="T9">3.3.4-Kubernetes</text:span></text:p>
      <text:p text:style-name="P112">4-Expérimentations</text:p>
      <text:p text:style-name="P110"><text:tab/><text:span text:style-name="T12">4.1-Docker et SLURM</text:span></text:p>
      <text:p text:style-name="P110"><text:tab/><text:span text:style-name="T12">4.2-LXD et SLURM</text:span></text:p>
      <text:p text:style-name="P110"><text:tab/><text:span text:style-name="T12">4.3-Singularity et SLURM</text:span></text:p>
      <text:p text:style-name="P111"><text:tab/><text:span text:style-name="T12">4.4-Docker | singularity et SLURM</text:span></text:p>
      <text:p text:style-name="P75">5-Organisation du projet</text:p>
      <text:p text:style-name="P113">6-Conclusion</text:p>
      <text:p text:style-name="P75">7-Sources</text:p>
      <text:p text:style-name="P19"/>
      <text:p text:style-name="P19"><text:soft-page-break/></text:p>
      <text:p text:style-name="P19"/>
      <text:p text:style-name="P114"><text:span text:style-name="T47">1- Présentation du projet</text:span></text:p>
      <text:p text:style-name="P20"/>
      <text:p text:style-name="P66">Pour réaliser leurs calculs, certains chercheurs utilisent des grappes de serveurs de calcul (cluster de calcul).</text:p>
      <text:p text:style-name="P67">Les utilisateurs s'authentifient sur le serveur maître et soumettent leurs travaux (jobs) à un planificateur (sheduler), qui placent ces processus sur les machines "esclaves".</text:p>
      <text:p text:style-name="P67">Ce système présente 2 défauts majeurs :</text:p>
      <text:list xml:id="list71169928289000794" text:style-name="L1">
        <text:list-item>
          <text:p text:style-name="P119">Les processus sont perdus en cas de panne de courant. </text:p>
        </text:list-item>
        <text:list-item>
          <text:p text:style-name="P115">Les processus ne sont pas isolés entre eux. Un processus défectueux est donc en mesure de créer des effets de bords sur un autre processus. </text:p>
        </text:list-item>
      </text:list>
      <text:p text:style-name="P67">Les nouvelles technologies de conteneurisations (docker, lxd) sont en mesure d'apporter une réponse à ces deux défauts : </text:p>
      <text:list xml:id="list2303744100650216044" text:style-name="L2">
        <text:list-item>
          <text:p text:style-name="P120">Un conteneur permet d'isoler un ou plusieurs processus </text:p>
        </text:list-item>
        <text:list-item>
          <text:p text:style-name="P116">On peut effectuer un instantané mémoire incluse (snapshot stateful) d'un conteneur, ce qui permet, en cas de coupure de courant, de relancer le processus à partir de son dernier instantané. </text:p>
        </text:list-item>
      </text:list>
      <text:p text:style-name="Text_20_body"><text:span text:style-name="Emphasis"><text:span text:style-name="T13">L'objectif</text:span></text:span><text:span text:style-name="T13"> du projet est de réaliser un état de l'art sur l'utilisation de technologie de conteneurisation dans le contexte des calculs hautes performance.</text:span></text:p>
      <text:p text:style-name="P21">On nous a demandé de nous intéresser, en particulier, aux outils permettant de soumettre des processus conteneurisés avec Docker et/ou LXD. Ainsi qu’à une nouvelle vision du calcul haute performance via une plateforme Openstack qui ne provisionne que des conteneurs LXD/LXC.</text:p>
      <text:p text:style-name="P21"/>
      <text:p text:style-name="P22"><text:soft-page-break/>C’est donc un projet de recherches et d’expérimentations qui nous est demandé. Nous avons organisé notre travail <text:span text:style-name="T55">on l’organisant comme suit</text:span> : </text:p>
      <text:list xml:id="list4634004081324134867" text:style-name="L3">
        <text:list-item>
          <text:p text:style-name="P70">Premièrement, un récapitulatif sur les technologies de conteneurisations Docker / LXD. Il est primordiale que l’on saisissent bien le fonctionnement, les différences, les atouts et les inconvénients et ces deux technologies.</text:p>
        </text:list-item>
        <text:list-item>
          <text:p text:style-name="P104"><text:span text:style-name="T14">Deuxièmement, rechercher des technologies de clusters permettant de gérer des grappes de conteneurs. Ces technologies, particulièrement </text:span><text:span text:style-name="T15">récentes</text:span><text:span text:style-name="T14">, </text:span><text:span text:style-name="T15">sont encore méconnues. Ce fut une étape </text:span><text:span text:style-name="T16">de </text:span><text:span text:style-name="T15">recherches </text:span><text:span text:style-name="T16">longue</text:span><text:span text:style-name="T15">.</text:span></text:p>
        </text:list-item>
        <text:list-item>
          <text:p text:style-name="P71">Une fois les deux précédents points analysés, on regroupe ces informations, et on commence les expérimentations.</text:p>
        </text:list-item>
      </text:list>
      <text:p text:style-name="P23">Le but de cette organisation est d’y aller étape par étapes par étapes. En effet, pour attaquer le clustering de conteneur, il nous semble indispensable d’avoir déjà bien compris les technologies de conteneurisations que nous allons utilisées. </text:p>
      <text:p text:style-name="P21"/>
      <text:p text:style-name="P10">2-Recherche et analyse des technologies <text:span text:style-name="T8">de</text:span> <text:span text:style-name="T8">conteneurisation</text:span></text:p>
      <text:p text:style-name="P24"/>
      <text:p text:style-name="P25">Les technologie de conteneurisation, notamment Docker, <text:span text:style-name="T43">LXC, LXD</text:span>, sont des outils de la mouvance <text:a xlink:type="simple" xlink:href="https://fr.wikipedia.org/wiki/Devops" text:style-name="Internet_20_link" text:visited-style-name="Visited_20_Internet_20_Link">DevOps</text:a> et apportent une sorte de révolution aussi bien de coté des développeurs que de celui des opérationnels (administrateurs système). </text:p>
      <text:p text:style-name="P26">Les technologie<text:span text:style-name="T51">s</text:span> de conteneurisation<text:span text:style-name="T51">s</text:span> on<text:span text:style-name="T46">t</text:span> deux objectifs originaux :</text:p>
      <text:list xml:id="list6395696406594869749" text:style-name="L4">
        <text:list-item>
          <text:p text:style-name="P76">L’isolation<text:span text:style-name="T44">, les applications déployées sont isolées les unes par rapport aux autres.</text:span></text:p>
        </text:list-item>
        <text:list-item>
          <text:p text:style-name="P77"><text:span text:style-name="T47">La rapidité de déploiement</text:span><text:span text:style-name="T44">. </text:span><text:span text:style-name="T45">Lorsqu’une applications devient trop chargé, il est parfois nécessaire de démarrer une nouvelle instance. La conteneurisation permet un déploiement de cette nouvelle instance facilement et rapidement.</text:span></text:p>
        </text:list-item>
      </text:list>
      <text:p text:style-name="P28"><text:soft-page-break/>Pour récapituler, un conteneur est une unité de déploiement logiciel qui permet de faire tourner n’importe quoi (langage, application, base de données…) sur n’importe quel type de matériel (physique ou virtualisé) et de distribution Linux.</text:p>
      <text:p text:style-name="P28"/>
      <text:p text:style-name="P28">Ces technologies permettent :</text:p>
      <text:list xml:id="list1602706628582717560" text:style-name="L5">
        <text:list-item>
          <text:p text:style-name="P78"><text:span text:style-name="T47">Aux développeurs</text:span> de faire tourner n’importe quel langage, n’importe quelle base de données, dans n’importe quel système LINUX. Le développeur gère lui-même les applications qu’il utilise, les librairies, le code… Et ne se préoccupe pas du déploiement.</text:p>
        </text:list-item>
        <text:list-item>
          <text:p text:style-name="P78"><text:span text:style-name="T47">Aux opérationnels,</text:span> d’utiliser ces outils sur n’importe quel système UNIX, tournant sur n’importe quel cloud, ou type de machine (physique ou virtuel). Ils s’occupent du déploiement, du monitoring, de la configuration réseau.</text:p>
        </text:list-item>
      </text:list>
      <text:p text:style-name="P28"/>
      <text:p text:style-name="P28"/>
      <text:p text:style-name="P6">2.1-La conteneurisation avec Docker</text:p>
      <text:p text:style-name="P27"/>
      <text:p text:style-name="P16">1.Tour d’horizon</text:p>
      <text:p text:style-name="P28">Docker est <text:span text:style-name="T50">un logiciel libre automatisant le déploiement d’applications dans</text:span> de<text:span text:style-name="T52">s</text:span> conteneurs. Ça première version date du 13 mars 2013, et est encore en développement actif. Il est écrit en langage Go.</text:p>
      <text:p text:style-name="P28"/>
      <text:p text:style-name="P29">Le développement de Docker à nécessité l’utilisation d’outils existant<text:span text:style-name="T53">s</text:span> dans un environnement Linux, tel que : <text:span text:style-name="T47">LXC</text:span><text:span text:style-name="T48"> et </text:span><text:span text:style-name="T47">cgroups, noyau</text:span> <text:span text:style-name="T47">Linux</text:span>. </text:p>
      <text:p text:style-name="P29"/>
      <text:list xml:id="list4711924831641499989" text:style-name="L6">
        <text:list-item>
          <text:p text:style-name="P79">LXC est le système de conteneurisation du noyau Linux depuis la version 2.6.24. Il repose sur la notion de groupes de contrôle Linux, les <text:span text:style-name="T47">cgroups</text:span><text:span text:style-name="T44">. Chaque groupe de contrôle offre aux applications une isolation totale des ressources (processeur, mémoire, accès aux Entrées/Sorties).</text:span></text:p>
        </text:list-item>
        <text:list-item>
          <text:p text:style-name="P79"><text:soft-page-break/><text:span text:style-name="T52">Pour le noyau, Docker accède aux capacités de virtualisation d</text:span>e <text:span text:style-name="T52">Linux, soit directement à travers la bibliothèque «</text:span><text:span text:style-name="T49"> libcontainer </text:span><text:span text:style-name="T52">» (disponible depuis Docker 0.9), soit indirectement via </text:span><text:span text:style-name="T49">libctr</text:span><text:span text:style-name="T52">, </text:span><text:span text:style-name="T49">LXC</text:span><text:span text:style-name="T52"> (Linux Containers) ou systemd-nspawn.</text:span></text:p>
        </text:list-item>
      </text:list>
      <text:p text:style-name="P29"><text:line-break/>Le fonctionnement interne de Docker, et son développement nous a parut <text:span text:style-name="T53">immense, avec beaucoup de notions compliqués d’administration système. Ce n’est pas l’objet de notre projet qui on le rappelle, porte sur les </text:span><text:span text:style-name="T54">Calcul Haute Performance dans des conteneurs. </text:span></text:p>
      <text:p text:style-name="P48"/>
      <text:p text:style-name="P16">2.Commandes utiles</text:p>
      <text:p text:style-name="P30"><text:span text:style-name="T57">V</text:span>oici les commandes de bases que nous avons utilisé pour la mise en place et la manipulation d<text:span text:style-name="T56">e</text:span> conteneur<text:span text:style-name="T56">s</text:span> Docker :</text:p>
      <text:p text:style-name="P30"/>
      <text:p text:style-name="P31">Chercher une image (exemple avec l’image ubuntu):</text:p>
      <text:p text:style-name="P31"><draw:custom-shape text:anchor-type="paragraph" draw:z-index="0" draw:name="Forme1" draw:style-name="gr1" draw:text-style-name="P122" svg:width="16.294cm" svg:height="0.839cm" svg:x="0.43cm" svg:y="0.259cm"><text:p text:style-name="P121"><text:span text:style-name="T78">$ docker search ubuntu</text:span></text:p><draw:enhanced-geometry svg:viewBox="0 0 21600 21600" draw:type="rectangle" draw:enhanced-path="M 0 0 L 21600 0 21600 21600 0 21600 0 0 Z N"/></draw:custom-shape></text:p>
      <text:p text:style-name="P30"/>
      <text:p text:style-name="P31">Récupérer une image  (exemple avec l’image ubuntu):</text:p>
      <text:p text:style-name="P28"><draw:custom-shape text:anchor-type="paragraph" draw:z-index="1" draw:name="Forme1" draw:style-name="gr2" draw:text-style-name="P123" svg:width="16.294cm" svg:height="0.77cm" svg:x="0.43cm" svg:y="0.259cm"><text:p text:style-name="P121"><text:span text:style-name="T78">$ docker pull ubuntu</text:span></text:p><draw:enhanced-geometry svg:viewBox="0 0 21600 21600" draw:type="rectangle" draw:enhanced-path="M 0 0 L 21600 0 21600 21600 0 21600 0 0 Z N"/></draw:custom-shape></text:p>
      <text:p text:style-name="P28"/>
      <text:p text:style-name="P31">Voir les images récupéréés :</text:p>
      <text:p text:style-name="P31"><draw:custom-shape text:anchor-type="paragraph" draw:z-index="2" draw:name="Forme1" draw:style-name="gr3" draw:text-style-name="P123" svg:width="16.294cm" svg:height="0.812cm" svg:x="0.43cm" svg:y="0.259cm"><text:p text:style-name="P121"><text:span text:style-name="T78">$ docker images</text:span></text:p><draw:enhanced-geometry svg:viewBox="0 0 21600 21600" draw:type="rectangle" draw:enhanced-path="M 0 0 L 21600 0 21600 21600 0 21600 0 0 Z N"/></draw:custom-shape></text:p>
      <text:p text:style-name="P31"/>
      <text:p text:style-name="P31">Connaître tout les détails d’une image :</text:p>
      <text:p text:style-name="P31"><draw:custom-shape text:anchor-type="paragraph" draw:z-index="3" draw:name="Forme1" draw:style-name="gr4" draw:text-style-name="P123" svg:width="16.294cm" svg:height="0.833cm" svg:x="0.43cm" svg:y="0.259cm"><text:p text:style-name="P121"><text:span text:style-name="T78">$ docker inspect ubuntu</text:span></text:p><draw:enhanced-geometry svg:viewBox="0 0 21600 21600" draw:type="rectangle" draw:enhanced-path="M 0 0 L 21600 0 21600 21600 0 21600 0 0 Z N"/></draw:custom-shape></text:p>
      <text:p text:style-name="P31"/>
      <text:p text:style-name="P31"/>
      <text:p text:style-name="P31"/>
      <text:p text:style-name="P31"><text:soft-page-break/>Lancer un terminal à l’intérieur du conteneur : L’attribut -t permet de lancer un terminal et -i nous autorise à nous connecter en récupérant directement l’éntrée standard (STDIN) :</text:p>
      <text:p text:style-name="P31"><draw:custom-shape text:anchor-type="paragraph" draw:z-index="4" draw:name="Forme1" draw:style-name="gr5" draw:text-style-name="P123" svg:width="16.294cm" svg:height="0.909cm" svg:x="0.43cm" svg:y="0.259cm"><text:p text:style-name="P121"><text:span text:style-name="T78">$ docker run -t -i ubuntu:latest /bin/bash</text:span></text:p><draw:enhanced-geometry svg:viewBox="0 0 21600 21600" draw:type="rectangle" draw:enhanced-path="M 0 0 L 21600 0 21600 21600 0 21600 0 0 Z N"/></draw:custom-shape></text:p>
      <text:p text:style-name="P31"/>
      <text:p text:style-name="P31">Demande des informations sur tout les conteneurs en cours d’exécutions :</text:p>
      <text:p text:style-name="P31"><draw:custom-shape text:anchor-type="paragraph" draw:z-index="5" draw:name="Forme1" draw:style-name="gr6" draw:text-style-name="P123" svg:width="16.294cm" svg:height="0.863cm" svg:x="0.43cm" svg:y="0.259cm"><text:p text:style-name="P121"><text:span text:style-name="T78">$ docker ps</text:span></text:p><draw:enhanced-geometry svg:viewBox="0 0 21600 21600" draw:type="rectangle" draw:enhanced-path="M 0 0 L 21600 0 21600 21600 0 21600 0 0 Z N"/></draw:custom-shape></text:p>
      <text:p text:style-name="P31"/>
      <text:p text:style-name="P46">Nota : l’option -a de la commande ps nous permet d’afficher tous les conteneurs, y compris ceux arrêtés.</text:p>
      <text:p text:style-name="P31">Retourner la sortie standard (STDOUT) d’un conteneur donné:</text:p>
      <text:p text:style-name="P31"><draw:custom-shape text:anchor-type="paragraph" draw:z-index="6" draw:name="Forme1" draw:style-name="gr7" draw:text-style-name="P123" svg:width="16.294cm" svg:height="0.69cm" svg:x="0.43cm" svg:y="0.259cm"><text:p text:style-name="P121"><text:span text:style-name="T78">$ docker logs [nom_du_conteneur]</text:span></text:p><draw:enhanced-geometry svg:viewBox="0 0 21600 21600" draw:type="rectangle" draw:enhanced-path="M 0 0 L 21600 0 21600 21600 0 21600 0 0 Z N"/></draw:custom-shape></text:p>
      <text:p text:style-name="P31"/>
      <text:p text:style-name="P31">Mettre un conteneur en pause / relancé :</text:p>
      <text:p text:style-name="P31"><draw:custom-shape text:anchor-type="paragraph" draw:z-index="7" draw:name="Forme1" draw:style-name="gr8" draw:text-style-name="P123" svg:width="16.294cm" svg:height="1.461cm" svg:x="0.43cm" svg:y="0.259cm"><text:p text:style-name="P121"><text:span text:style-name="T78">$ docker pause [nom_du_conteneur]</text:span></text:p><text:p text:style-name="P121"><text:span text:style-name="T78">$ docker unpause [nom_du_conteneur]</text:span></text:p><draw:enhanced-geometry svg:viewBox="0 0 21600 21600" draw:type="rectangle" draw:enhanced-path="M 0 0 L 21600 0 21600 21600 0 21600 0 0 Z N"/></draw:custom-shape></text:p>
      <text:p text:style-name="P31"/>
      <text:p text:style-name="P31">Arrêter un conteneur :</text:p>
      <text:p text:style-name="P31"><draw:custom-shape text:anchor-type="paragraph" draw:z-index="8" draw:name="Forme1" draw:style-name="gr9" draw:text-style-name="P123" svg:width="16.294cm" svg:height="0.907cm" svg:x="0.43cm" svg:y="0.259cm"><text:p text:style-name="P121"><text:span text:style-name="T78">$ docker stop [nom_du_conteneur]</text:span></text:p><draw:enhanced-geometry svg:viewBox="0 0 21600 21600" draw:type="rectangle" draw:enhanced-path="M 0 0 L 21600 0 21600 21600 0 21600 0 0 Z N"/></draw:custom-shape></text:p>
      <text:p text:style-name="P31"/>
      <text:p text:style-name="P31">Démarrer un conteneur :</text:p>
      <text:p text:style-name="P31"><draw:custom-shape text:anchor-type="paragraph" draw:z-index="9" draw:name="Forme1" draw:style-name="gr10" draw:text-style-name="P123" svg:width="16.294cm" svg:height="0.95cm" svg:x="0.43cm" svg:y="0.259cm"><text:p text:style-name="P121"><text:span text:style-name="T78">$ docker start [nom_du_conteneur]</text:span></text:p><draw:enhanced-geometry svg:viewBox="0 0 21600 21600" draw:type="rectangle" draw:enhanced-path="M 0 0 L 21600 0 21600 21600 0 21600 0 0 Z N"/></draw:custom-shape></text:p>
      <text:p text:style-name="P31"/>
      <text:p text:style-name="P31">Se reconnecter à un conteneur :</text:p>
      <text:p text:style-name="P31"><draw:custom-shape text:anchor-type="paragraph" draw:z-index="10" draw:name="Forme1" draw:style-name="gr11" draw:text-style-name="P123" svg:width="16.294cm" svg:height="0.795cm" svg:x="0.43cm" svg:y="0.259cm"><text:p text:style-name="P121"><text:span text:style-name="T78">$ docker attach [nom_du_conteneur]</text:span></text:p><draw:enhanced-geometry svg:viewBox="0 0 21600 21600" draw:type="rectangle" draw:enhanced-path="M 0 0 L 21600 0 21600 21600 0 21600 0 0 Z N"/></draw:custom-shape></text:p>
      <text:p text:style-name="P31"/>
      <text:p text:style-name="P31">Renommé un conteneur :</text:p>
      <text:p text:style-name="P31"><draw:custom-shape text:anchor-type="paragraph" draw:z-index="11" draw:name="Forme1" draw:style-name="gr12" draw:text-style-name="P123" svg:width="16.294cm" svg:height="0.66cm" svg:x="0.43cm" svg:y="0.259cm"><text:p text:style-name="P121"><text:span text:style-name="T78">$ docker rename [nom_du_conteneur] [nouveau_nom]</text:span></text:p><draw:enhanced-geometry svg:viewBox="0 0 21600 21600" draw:type="rectangle" draw:enhanced-path="M 0 0 L 21600 0 21600 21600 0 21600 0 0 Z N"/></draw:custom-shape></text:p>
      <text:p text:style-name="P31"/>
      <text:p text:style-name="P31"><text:soft-page-break/>Différences apportés à l’image d’origine :</text:p>
      <text:p text:style-name="P31"><draw:custom-shape text:anchor-type="paragraph" draw:z-index="12" draw:name="Forme1" draw:style-name="gr13" draw:text-style-name="P123" svg:width="16.294cm" svg:height="0.666cm" svg:x="0.43cm" svg:y="0.259cm"><text:p text:style-name="P121"><text:span text:style-name="T78">$ docker diff [nom_du_conteneur]</text:span></text:p><draw:enhanced-geometry svg:viewBox="0 0 21600 21600" draw:type="rectangle" draw:enhanced-path="M 0 0 L 21600 0 21600 21600 0 21600 0 0 Z N"/></draw:custom-shape></text:p>
      <text:p text:style-name="P31"/>
      <text:p text:style-name="P31">Connaître l’adresse IP<text:span text:style-name="T55">v4</text:span> d’un conteneur, depuis le conteneur :</text:p>
      <text:p text:style-name="P31"><draw:custom-shape text:anchor-type="paragraph" draw:z-index="13" draw:name="Forme1" draw:style-name="gr14" draw:text-style-name="P123" svg:width="16.294cm" svg:height="0.796cm" svg:x="0.43cm" svg:y="0.259cm"><text:p text:style-name="P121"><text:span text:style-name="T78">$ ip -4 -o a show eth0</text:span></text:p><draw:enhanced-geometry svg:viewBox="0 0 21600 21600" draw:type="rectangle" draw:enhanced-path="M 0 0 L 21600 0 21600 21600 0 21600 0 0 Z N"/></draw:custom-shape></text:p>
      <text:p text:style-name="P31"/>
      <text:p text:style-name="P32">Depuis le système hôte :</text:p>
      <text:p text:style-name="P32"><draw:custom-shape text:anchor-type="paragraph" draw:z-index="14" draw:name="Forme1" draw:style-name="gr15" draw:text-style-name="P123" svg:width="20.416cm" svg:height="1.013cm" svg:x="-1.752cm" svg:y="0.15cm"><text:p text:style-name="P121"><text:span text:style-name="T78">$ docker inspect --format "{{.NetworkSettings.IPAddress}}" [nom_du_conteneur]</text:span></text:p><draw:enhanced-geometry svg:viewBox="0 0 21600 21600" draw:type="rectangle" draw:enhanced-path="M 0 0 L 21600 0 21600 21600 0 21600 0 0 Z N"/></draw:custom-shape></text:p>
      <text:p text:style-name="P32"/>
      <text:p text:style-name="P32"/>
      <text:p text:style-name="P47">Nota : Certaines commandes de Docker peuvent prendre beaucoup d’options en paramètre, il nous a paru inutile de tout lister ici. <text:span text:style-name="T56">N</text:span>ous sommes des informaticiens, la recherche de ces options est dans nos habitudes et ne pose, en général, pas de problèmes.</text:p>
      <text:p text:style-name="P47"/>
      <text:p text:style-name="P15">3.Conclusion</text:p>
      <text:list xml:id="list1939427425592188086" text:style-name="L7">
        <text:list-item>
          <text:p text:style-name="P80">Docker est une technologie récente (première version du 13 mars 2013).</text:p>
        </text:list-item>
        <text:list-item>
          <text:p text:style-name="P80">Docker utilise des composants du noyaux Linux et des composant issus d’un environnement Linux.</text:p>
        </text:list-item>
        <text:list-item>
          <text:p text:style-name="P81">Docker utilise un système d’images utilisées comme modèles sur lesquels les conteneurs vont être créer.</text:p>
        </text:list-item>
        <text:list-item>
          <text:p text:style-name="P82">Docker est spécialisé dans la virtualisation et le mise en conteneurs d’applications.<text:line-break/><text:line-break/><text:line-break/><text:line-break/><text:line-break/><text:line-break/></text:p>
        </text:list-item>
      </text:list>
      <text:p text:style-name="P69">2.<text:span text:style-name="T55">2</text:span>-La conteneurisation avec <text:span text:style-name="T55">LXD</text:span></text:p>
      <text:p text:style-name="P33"/>
      <text:p text:style-name="P17">1.Tour d’horizon</text:p>
      <text:p text:style-name="P35"><text:span text:style-name="T47">LXD</text:span> est un projet fondé par <text:span text:style-name="T47">Canonical</text:span> <text:span text:style-name="T47">ltd</text:span>. LXD est une surcouche à l’outil de virtualisation Linux LXC. Ce n’est donc pas une nouvelle version d’LXC, mais bien un projet à part entière. LXC, à l’origine, c’est un système de virtualisation comme Docker qui simule un environnement d’exécution. </text:p>
      <text:p text:style-name="P35">Le souci avec LXC, c’est qu’il n’est pas aussi facile à installer et manipuler que Docker. </text:p>
      <text:p text:style-name="P35"/>
      <text:p text:style-name="P35">Les développeur de Canonical ont décidé de faire encore plus simple en créant une surcouche appelée <text:span text:style-name="T47">LXD</text:span>.</text:p>
      <text:p text:style-name="P34"/>
      <text:p text:style-name="P34">LXD est bien plus complet que LXC et propose :</text:p>
      <text:list xml:id="list9169483029538528554" text:style-name="L8">
        <text:list-item>
          <text:p text:style-name="P83">Une gestion des images. (Les modèles qui permettent de créer des conteneurs).</text:p>
        </text:list-item>
        <text:list-item>
          <text:p text:style-name="P83">Une gestion des conteneurs. (Démarrage, snapshot, annulation, etc.).</text:p>
        </text:list-item>
        <text:list-item>
          <text:p text:style-name="P83">La gestion de multiples serveur distants. (Gestion de serveurs distants et locaux).</text:p>
        </text:list-item>
        <text:list-item>
          <text:p text:style-name="P83">La migration de conteneurs en ligne. </text:p>
        </text:list-item>
      </text:list>
      <text:p text:style-name="P36"/>
      <text:p text:style-name="P36">LXD est nommée Hyperviseur par la société Canonical.</text:p>
      <text:p text:style-name="P36"><text:line-break/>Il comprend trois composants :</text:p>
      <text:list xml:id="list4581284102694473775" text:style-name="L9">
        <text:list-item>
          <text:p text:style-name="P84">Un démon qui fournit une API REST. Cette API REST va permettre de discuter avec les serveurs en HTTP/HTTPS et de travailler en local ou en distant.</text:p>
        </text:list-item>
        <text:list-item>
          <text:p text:style-name="P84">Un outil en ligne de commande LXC. Avec la même base de stack de commande, mais en en rajoutant d’autres.</text:p>
        </text:list-item>
        <text:list-item>
          <text:p text:style-name="P84">Un plug-in OpenStack qui va permettre d’utiliser les commandes LXC pour gérer les conteneurs.</text:p>
        </text:list-item>
      </text:list>
      <text:p text:style-name="P37"><text:soft-page-break/>Une différences fondamentale entre Docker et LXD est que Docker est spécialisé dans la <text:span text:style-name="T47">mise</text:span> <text:span text:style-name="T47">en</text:span> <text:span text:style-name="T47">conteneurs</text:span> <text:span text:style-name="T47">d’applications</text:span>, tandis-que LXD met l’accent sur <text:span text:style-name="T47">les</text:span> <text:span text:style-name="T47">conteneurs</text:span> <text:span text:style-name="T47">système</text:span>. LXD est donc plus susceptible de concurrencer les hyperviseur classique comme KVM. </text:p>
      <text:p text:style-name="P37"/>
      <text:p text:style-name="P56"><text:span text:style-name="T18">LXD puissant, léger et rapide, permet de conteneuriser tout un environnement système. Pour offrir une expérience utilisateur similaire à celle des machines virtuelles, Ubuntu intègre LXD avec </text:span><text:span text:style-name="T25">OpenStack</text:span><text:span text:style-name="T18"> grâce à son API REST, et offre des fonctionnalités similaires aux hyperviseur</text:span><text:span text:style-name="T19">s</text:span><text:span text:style-name="T18"> type KVM, comme des snapshot</text:span><text:span text:style-name="T19">s</text:span><text:span text:style-name="T18"> et de la migration en direct. </text:span><text:span text:style-name="T19">Tout cela bien-sûr, à moindre coût en terme de ressources. </text:span><text:span text:style-name="T22">LXD est parfois nommé «</text:span><text:bookmark text:name="result_box"/><text:span text:style-name="T36">lightervisor</text:span><text:span text:style-name="T22">».</text:span><text:span text:style-name="T19"> </text:span></text:p>
      <text:p text:style-name="P38"/>
      <text:p text:style-name="P64"><text:span text:style-name="T19">C’</text:span><text:span text:style-name="T17">en est fini pour l’aspect théorique. Voyons maintenant, </text:span><text:span text:style-name="T23">l’installation </text:span><text:span text:style-name="T24">et la configuration, </text:span><text:span text:style-name="T21">et</text:span><text:span text:style-name="T20"> la gestion </text:span><text:span text:style-name="T24">d’images</text:span><text:span text:style-name="T20">.</text:span></text:p>
      <text:p text:style-name="P39"/>
      <text:p text:style-name="P13"/>
      <text:p text:style-name="P65"><text:span text:style-name="T38">2.</text:span><text:span text:style-name="T39">I</text:span><text:span text:style-name="T37">nstallation </text:span><text:span text:style-name="T39">et configuration</text:span></text:p>
      <text:p text:style-name="P49">Nota :Toutes nos expérimentations ont été réalisés avec Ubuntu 16.04 LTS.</text:p>
      <text:p text:style-name="P49"><draw:custom-shape text:anchor-type="paragraph" draw:z-index="15" draw:name="Forme1" draw:style-name="gr16" draw:text-style-name="P124" svg:width="16.294cm" svg:height="0.9cm" svg:x="0.254cm" svg:y="0.651cm"><text:p text:style-name="P121"><text:span text:style-name="T78">$ sudo apt-get install lxd</text:span></text:p><draw:enhanced-geometry svg:viewBox="0 0 21600 21600" draw:type="rectangle" draw:enhanced-path="M 0 0 L 21600 0 21600 21600 0 21600 0 0 Z N"/></draw:custom-shape></text:p>
      <text:p text:style-name="P49"/>
      <text:p text:style-name="P49"/>
      <text:p text:style-name="P55"><text:span text:style-name="T40">Par défault, LXD va créer un nouveau groupe d’utilisateurs. Les membres des groupes </text:span><text:span text:style-name="T41">admin </text:span><text:span text:style-name="T40">et </text:span><text:span text:style-name="T41">sudoers</text:span><text:span text:style-name="T40"> sont ajoutés automatiquement. Si l’utilisateur utilisé ne fait pas partie de ce groupe, ont peut en ajouter un automatiquement avec la commande :</text:span></text:p>
      <text:p text:style-name="P40"><draw:custom-shape text:anchor-type="paragraph" draw:z-index="16" draw:name="Forme1" draw:style-name="gr17" draw:text-style-name="P124" svg:width="16.294cm" svg:height="0.867cm" svg:x="0.055cm" svg:y="0.307cm"><text:p text:style-name="P121"><text:span text:style-name="T78">$ newgrp lxd</text:span></text:p><draw:enhanced-geometry svg:viewBox="0 0 21600 21600" draw:type="rectangle" draw:enhanced-path="M 0 0 L 21600 0 21600 21600 0 21600 0 0 Z N"/></draw:custom-shape></text:p>
      <text:p text:style-name="P49"/>
      <text:p text:style-name="P40">Le configuration est relativement explicite :</text:p>
      <text:p text:style-name="P40"><draw:custom-shape text:anchor-type="paragraph" draw:z-index="17" draw:name="Forme1" draw:style-name="gr17" draw:text-style-name="P124" svg:width="16.294cm" svg:height="0.867cm" svg:x="0.055cm" svg:y="0.307cm"><text:p text:style-name="P121"><text:span text:style-name="T78">$ sudo lxd init</text:span></text:p><draw:enhanced-geometry svg:viewBox="0 0 21600 21600" draw:type="rectangle" draw:enhanced-path="M 0 0 L 21600 0 21600 21600 0 21600 0 0 Z N"/></draw:custom-shape></text:p>
      <text:p text:style-name="P40"><text:soft-page-break/></text:p>
      <text:p text:style-name="P57"><text:span text:style-name="T26">Nota : Une des premières étapes consiste à choisir le système de fichier que LXD doit utiliser. DIR ou ZFS. ZFS est beaucoup plus rapide que DIR. </text:span><text:span text:style-name="T27">A</text:span><text:span text:style-name="T26"> titre de comparaison, Arne svendsen à poster un </text:span><text:a xlink:type="simple" xlink:href="https://bayton.org/2016/05/lxd-zfs-and-bridged-networking-on-ubuntu-16-04-lts/" text:style-name="Internet_20_link" text:visited-style-name="Visited_20_Internet_20_Link"><text:span text:style-name="T26">commentaire</text:span></text:a><text:span text:style-name="T26"> sur un article paru </text:span><text:span text:style-name="T28">sur le</text:span><text:span text:style-name="T26"> site bayton.or</text:span><text:span text:style-name="T27">g :</text:span></text:p>
      <text:p text:style-name="P53"><text:s/>« Create second container: ZFS: 16,2 DIR: 50,2 DIR ON ZFS: 1,09 seconds. </text:p>
      <text:p text:style-name="P58"><text:span text:style-name="T42">Create LXC snapshot: ZFS: 0,5 seconds (My fingers are too slow to react. Probably much less). DIR: 44 seconds DIR ON ZFS: 1,08 seconds »</text:span><text:span text:style-name="T27">. </text:span></text:p>
      <text:p text:style-name="P50">Nous utilisons donc le système de fichiers ZFS.</text:p>
      <text:p text:style-name="P50"/>
      <text:p text:style-name="P41">Les étapes de la configuration en <text:span text:style-name="T58">détails</text:span> :</text:p>
      <text:p text:style-name="P41"><draw:custom-shape text:anchor-type="paragraph" draw:z-index="18" draw:name="Forme1" draw:style-name="gr18" draw:text-style-name="P125" svg:width="18.409cm" svg:height="5.952cm" svg:x="-0.651cm" svg:y="0.635cm"><text:p text:style-name="P121"><text:span text:style-name="T79">Create a new ZFS pool (yes/no) [default=yes]? _yes_</text:span></text:p><text:p text:style-name="P121"><text:span text:style-name="T79"/></text:p><text:p text:style-name="P121"><text:span text:style-name="T79">Name of the new ZFS pool [default=lxd]: _lxd_</text:span></text:p><text:p text:style-name="P121"><text:span text:style-name="T79"/></text:p><text:p text:style-name="P121"><text:span text:style-name="T79">Would you like to use an existing block device (yes/no) [default=no]? _no_</text:span></text:p><text:p text:style-name="P121"><text:span text:style-name="T79"/></text:p><text:p text:style-name="P121"><text:span text:style-name="T79">Size in GB of the new loop device (1GB minimum) [default=15]: _5Go_</text:span></text:p><text:p text:style-name="P121"><text:span text:style-name="T79"/></text:p><text:p text:style-name="P121"><text:span text:style-name="T79">Would you like LXD to be available over the network (yes/no) [default=no]? _no_</text:span></text:p><text:p text:style-name="P121"><text:span text:style-name="T79"/></text:p><text:p text:style-name="P121"><text:span text:style-name="T79">Do you want to configure the LXD bridge (yes/no) [default=yes]? _yes_</text:span></text:p><draw:enhanced-geometry svg:viewBox="0 0 21600 21600" draw:type="rectangle" draw:enhanced-path="M 0 0 L 21600 0 21600 21600 0 21600 0 0 Z N"/></draw:custom-shape></text:p>
      <text:p text:style-name="P41"/>
      <text:p text:style-name="P41"/>
      <text:p text:style-name="P41"/>
      <text:p text:style-name="P41"/>
      <text:p text:style-name="P41"/>
      <text:p text:style-name="P41"/>
      <text:p text:style-name="P50"/>
      <text:p text:style-name="P59"><text:span text:style-name="T29">Nota : On nous demande ici si l’on veut configurer un « bridge » pour LXD. Cette accès par pont </text:span><text:span text:style-name="T30">va nous permettre d’assigner des adresses IP à </text:span><text:span text:style-name="T33">chaque</text:span><text:span text:style-name="T30"> conteneurs. Nous pourrons donc avoir accès aux conteneurs via leurs adresses IP, et eux-même pourrons avoir accès à internet. </text:span></text:p>
      <text:p text:style-name="P60"><text:span text:style-name="T29">Les paquets </text:span><text:span text:style-name="T17">brige-utils </text:span><text:span text:style-name="T29">doivent être installés.</text:span></text:p>
      <text:p text:style-name="P51"/>
      <text:p text:style-name="P51"/>
      <text:p text:style-name="P61"><text:span text:style-name="T29">En comparaison avec Docker, </text:span><text:span text:style-name="T31">LXD demande toute une configuration lors de sa mise en place. </text:span></text:p>
      <text:p text:style-name="P42"/>
      <text:p text:style-name="P14"><text:soft-page-break/>3.Les images</text:p>
      <text:p text:style-name="P43"/>
      <text:p text:style-name="P62"><text:span text:style-name="T35">C</text:span><text:span text:style-name="T34">omme pour Docker, LXD fonctionne avec un système d’images qui sont les modèles sur lesquels nos conteneurs vont être crées. Ces images sont stocker sur des serveur distants ou locaux, voici la commande pour lister les serveurs d’images disponibles :</text:span></text:p>
      <text:p text:style-name="P42"><draw:custom-shape text:anchor-type="paragraph" draw:z-index="19" draw:name="Forme1" draw:style-name="gr17" draw:text-style-name="P124" svg:width="16.294cm" svg:height="0.867cm" svg:x="0.055cm" svg:y="0.307cm"><text:p text:style-name="P121"><text:span text:style-name="T78"><text:s/></text:span><text:span text:style-name="T78">$ lxc remote list</text:span></text:p><draw:enhanced-geometry svg:viewBox="0 0 21600 21600" draw:type="rectangle" draw:enhanced-path="M 0 0 L 21600 0 21600 21600 0 21600 0 0 Z N"/></draw:custom-shape><text:tab/></text:p>
      <text:p text:style-name="P42"/>
      <text:p text:style-name="P63"><text:span text:style-name="T31">R</text:span><text:span text:style-name="T29">écupérer une image </text:span><text:span text:style-name="T32">(pour une images Ubuntu) :</text:span></text:p>
      <text:p text:style-name="P44"><draw:custom-shape text:anchor-type="paragraph" draw:z-index="20" draw:name="Forme1" draw:style-name="gr17" draw:text-style-name="P124" svg:width="16.294cm" svg:height="0.867cm" svg:x="0.055cm" svg:y="0.086cm"><text:p text:style-name="P121"><text:span text:style-name="T78"><text:s/></text:span><text:span text:style-name="T78">$ lxc launch images:ubuntu/xenial monPrem</text:span></text:p><draw:enhanced-geometry svg:viewBox="0 0 21600 21600" draw:type="rectangle" draw:enhanced-path="M 0 0 L 21600 0 21600 21600 0 21600 0 0 Z N"/></draw:custom-shape></text:p>
      <text:p text:style-name="P52">Cette commande va télécharger l’image et lancer notre conteneur. </text:p>
      <text:p text:style-name="P45">Lister les conteneurs actifs :</text:p>
      <text:p text:style-name="P45"><draw:custom-shape text:anchor-type="paragraph" draw:z-index="21" draw:name="Forme1" draw:style-name="gr17" draw:text-style-name="P124" svg:width="16.294cm" svg:height="0.867cm" svg:x="0.055cm" svg:y="0.307cm"><text:p text:style-name="P121"><text:span text:style-name="T78"><text:s/></text:span><text:span text:style-name="T78">$ lxc list</text:span></text:p><draw:enhanced-geometry svg:viewBox="0 0 21600 21600" draw:type="rectangle" draw:enhanced-path="M 0 0 L 21600 0 21600 21600 0 21600 0 0 Z N"/></draw:custom-shape></text:p>
      <text:p text:style-name="P45"/>
      <text:p text:style-name="P45">Exécuter une commande depuis le conteneurs :</text:p>
      <text:p text:style-name="P45"><draw:custom-shape text:anchor-type="paragraph" draw:z-index="22" draw:name="Forme1" draw:style-name="gr17" draw:text-style-name="P124" svg:width="16.294cm" svg:height="0.867cm" svg:x="0.055cm" svg:y="0.307cm"><text:p text:style-name="P121"><text:span text:style-name="T78">$ lxc exec monPrem /bin/bash</text:span></text:p><draw:enhanced-geometry svg:viewBox="0 0 21600 21600" draw:type="rectangle" draw:enhanced-path="M 0 0 L 21600 0 21600 21600 0 21600 0 0 Z N"/></draw:custom-shape></text:p>
      <text:p text:style-name="P45"/>
      <text:p text:style-name="P52">La commande « exec » permet de lancer un terminal dans le conteneur (comme nous l’avons fait avec la commande ci-dessus), mais pas que… Elle est utilisée chaque fois que l’on veut interagir avec notre conteneurs. </text:p>
      <text:p text:style-name="P52"/>
      <text:p text:style-name="P18">3.Conclusion</text:p>
      <text:list xml:id="list8939111957271066055" text:style-name="L10">
        <text:list-item>
          <text:p text:style-name="P89">LXD est nommé Hyperviseur par Canonical.</text:p>
        </text:list-item>
        <text:list-item>
          <text:p text:style-name="P89">LXD est dédié à la virtualisation de système d’exploitation.</text:p>
        </text:list-item>
        <text:list-item>
          <text:p text:style-name="P89">LXD contient trois composants : une API REST, un stack de commande LXC, un plug-in OpenStack.</text:p>
        </text:list-item>
        <text:list-item>
          <text:p text:style-name="P89">LXD offre des fonctionnalités similaires au hyperviseur lourds, comme des snapshot et de la migration en direct.</text:p>
        </text:list-item>
      </text:list>
      <text:p text:style-name="P90"/>
      <text:p text:style-name="P101"><text:soft-page-break/>3-Recherche et analyse des technologie<text:span text:style-name="T60">s</text:span> de cluster</text:p>
      <text:p text:style-name="P85"/>
      <text:p text:style-name="P102">3.1-<text:span text:style-name="T11">Slurm</text:span></text:p>
      <text:p text:style-name="P102"/>
      <text:p text:style-name="P118">SLURM <text:span text:style-name="T6">(Simple Linux Utility for Resource Management) est une solution </text:span><text:span text:style-name="T7">open</text:span><text:span text:style-name="T6"> </text:span><text:span text:style-name="T7">source</text:span><text:span text:style-name="T6"> d'ordonnancement de tâches informatiques qui permet de créer des grappes de serveurs sous Linux ayant une tolérance aux pannes, type ip-failover, ferme de calcul, système d'ordonnancement des tâches.</text:span></text:p>
      <text:p text:style-name="P117">Cette solution peut être utilisée sur des grappes de tailles variées, de deux à plusieurs milliers de serveurs. Il est utilisé sur la majorité des plus puissants supercalculateurs de la planète.</text:p>
      <text:p text:style-name="P117">Slurm ne nécessite aucune modification du noyau pour son fonctionnement et est relativement autonome.</text:p>
      <text:p text:style-name="Text_20_body"><text:span text:style-name="T65">En tant que gestionnaire de ressources de grappes informatiques, Slurm a </text:span><text:span text:style-name="Strong_20_Emphasis"><text:span text:style-name="T65">trois fonctions principales</text:span></text:span><text:span text:style-name="T65"> :</text:span></text:p>
      <text:p text:style-name="P107"/>
      <text:p text:style-name="P85"/>
      <text:p text:style-name="P103"><text:span text:style-name="T11">3.2-</text:span>Docker <text:span text:style-name="T10">Swarm</text:span></text:p>
      <text:p text:style-name="P86">Docker Swarm est la technologie native, proposée par Docker pour gérer le <text:span text:style-name="T47">clustering</text:span> de <text:span text:style-name="T47">conteneurs</text:span> <text:span text:style-name="T47">Docker</text:span>. <text:span text:style-name="T63">I</text:span>l permet de créer des groupes de serveurs hôtes exécutant les services de Docker, de les exposer comme un seul hôte Docker virtuel, puis de configurer des conteneurs Docker en gérant automatiquement la répartition de la charge et la gestion de l’état du cluster.</text:p>
      <text:p text:style-name="P86"/>
      <text:p text:style-name="P87"><text:soft-page-break/>Docker Swarm utilise l’API standard de Docker, pour utiliser Swarm il suffit donc d’être connecté a un outil qui communique avec un démon de Docker pour réaliser les mêmes actions sur de multiples hôtes Docker de manière transparente.</text:p>
      <text:p text:style-name="P87"/>
      <text:p text:style-name="P87">Docker Swarm est fourni nativement avec un mécanisme simple d’orchestration complété par des points d’extensibilité permettant de le remplacer <text:span text:style-name="T61">par des solutions pour les déploiements de production à grande échelle.</text:span></text:p>
      <text:p text:style-name="P87"/>
      <text:p text:style-name="P88">Et comment fonctionne Swarm ?</text:p>
      <text:p text:style-name="P88"/>
      <text:p text:style-name="P92">Swarm est un sheduler de ressources, c’est à dire un service qui a une vue sur toutes les instances (serveurs) Docker, et qui est le point d’entré universel vers tous ces nœuds. Par exemple, c’est Swarm qui se charge d’instancier un conteneur sur le cluster. Swarm choisit l’emplacement de ses déploiements en fonction de certaines règles, filtres ou stratégies de déploiement. <text:span text:style-name="T62">Par exemple, on peut spécifier les besoins d’un conteneur à un certain niveau <text:s/>de CPU et de RAM ; Swarm effectuera son choix d’hôte Docker de façon à répondre à ces conditions.</text:span></text:p>
      <text:p text:style-name="P88"/>
      <text:p text:style-name="P93">Autres possibilités offertes par Swarm, celle de tagger les hôtes Docker avec des labels : un label SSD permettra à Swarm d’identifier les hôtes plus performants pour déployer un Docker base de données. Les labels peuvent aussi être utilisés pour identifier des régions.</text:p>
      <text:p text:style-name="P91">Avec la version de Docker 1.12, Swarm est maintenant totalement intégré au Docker engine en tant que Swarm mode. Il est activable à la vol<text:span text:style-name="T59">ée et permet de monter très facilement un cluster Swarm. C’est une très grosse évolution qui simplifie énormément la mise en place de Swarm : plus de PKI (Public Key Infrastructure) à gérer soi même, plus besoin de cluster KV tels que Consul ou Etcd.</text:span></text:p>
      <text:p text:style-name="P68">7-Sources</text:p>
      <text:p text:style-name="P54"/>
      <text:list xml:id="list60280880259168608" text:style-name="L11">
        <text:list-item>
          <text:p text:style-name="P105"><text:a xlink:type="simple" xlink:href="https://www.itcentralstation.com/products/comparisons/canonical-lxd_vs_docker" text:style-name="Internet_20_link" text:visited-style-name="Visited_20_Internet_20_Link"><text:span text:style-name="T37">https://www.itcentralstation.com/products/comparisons/canonical-lxd_vs_docker</text:span></text:a></text:p>
        </text:list-item>
        <text:list-item>
          <text:p text:style-name="P105"><text:a xlink:type="simple" xlink:href="https://oliverveits.wordpress.com/2016/09/11/lxd-vs-docker-or-getting-started-with-lxd-containers/" text:style-name="Internet_20_link" text:visited-style-name="Visited_20_Internet_20_Link"><text:span text:style-name="T37">https://oliverveits.wordpress.com/2016/09/11/lxd-vs-docker-or-getting-started-with-lxd-containers/</text:span></text:a></text:p>
        </text:list-item>
        <text:list-item>
          <text:p text:style-name="P105"><text:a xlink:type="simple" xlink:href="http://bioinfo-fr.net/la-magie-de-lxd" text:style-name="Internet_20_link" text:visited-style-name="Visited_20_Internet_20_Link"><text:span text:style-name="T37">http://bioinfo-fr.net/la-magie-de-lxd</text:span></text:a></text:p>
        </text:list-item>
        <text:list-item>
          <text:p text:style-name="P105"><text:a xlink:type="simple" xlink:href="http://unix.stackexchange.com/questions/254956/what-is-the-difference-between-docker-lxd-and-lxc" text:style-name="Internet_20_link" text:visited-style-name="Visited_20_Internet_20_Link"><text:span text:style-name="T37">http://unix.stackexchange.com/questions/254956/what-is-the-difference-between-docker-lxd-and-lxc</text:span></text:a></text:p>
        </text:list-item>
        <text:list-item>
          <text:p text:style-name="P105"><text:a xlink:type="simple" xlink:href="http://www.zdnet.fr/actualites/ubuntu-1610-le-linux-du-cloud-et-des-conteneurs-arrive-39843330.htm" text:style-name="Internet_20_link" text:visited-style-name="Visited_20_Internet_20_Link"><text:span text:style-name="T37">http://www.zdnet.fr/actualites/ubuntu-1610-le-linux-du-cloud-et-des-conteneurs-arrive-39843330.htm</text:span></text:a></text:p>
        </text:list-item>
        <text:list-item>
          <text:p text:style-name="P105"><text:a xlink:type="simple" xlink:href="https://www.infoq.com/fr/articles/docker-sous-le-capot" text:style-name="Internet_20_link" text:visited-style-name="Visited_20_Internet_20_Link"><text:span text:style-name="T37">https://www.infoq.com/fr/articles/docker-sous-le-capot</text:span></text:a></text:p>
        </text:list-item>
        <text:list-item>
          <text:p text:style-name="P105"><text:a xlink:type="simple" xlink:href="https://fr.wikipedia.org/wiki/Docker_%28logiciel%29" text:style-name="Internet_20_link" text:visited-style-name="Visited_20_Internet_20_Link"><text:span text:style-name="T37">https://fr.wikipedia.org/wiki/Docker_%28logiciel%29</text:span></text:a></text:p>
        </text:list-item>
        <text:list-item>
          <text:p text:style-name="P106"><text:a xlink:type="simple" xlink:href="https://www.canonical.com/" text:style-name="Internet_20_link" text:visited-style-name="Visited_20_Internet_20_Link"><text:span text:style-name="T37">https://www.canonical.com/</text:span></text:a></text:p>
        </text:list-item>
        <text:list-item>
          <text:p text:style-name="P106"><text:a xlink:type="simple" xlink:href="https://fr.wikipedia.org/wiki/Hyperviseur" text:style-name="Internet_20_link" text:visited-style-name="Visited_20_Internet_20_Link"><text:span text:style-name="T37">https://fr.wikipedia.org/wiki/Hyperviseur</text:span></text:a></text:p>
        </text:list-item>
        <text:list-item>
          <text:p text:style-name="P106"><text:a xlink:type="simple" xlink:href="http://blog.pilotsystems.net/2012/septembre/les-api-rest" text:style-name="Internet_20_link" text:visited-style-name="Visited_20_Internet_20_Link"><text:span text:style-name="T37">http://blog.pilotsystems.net/2012/septembre/les-api-rest</text:span></text:a></text:p>
        </text:list-item>
        <text:list-item>
          <text:p text:style-name="P106"><text:a xlink:type="simple" xlink:href="http://blog.securite.free.fr/index.php/mac-dac-rbac-on-parle-de-controle-dacces" text:style-name="Internet_20_link" text:visited-style-name="Visited_20_Internet_20_Link"><text:span text:style-name="T37">http://blog.securite.free.fr/index.php/mac-dac-rbac-on-parle-de-controle-dacces</text:span></text:a></text:p>
        </text:list-item>
        <text:list-item>
          <text:p text:style-name="P106"><text:a xlink:type="simple" xlink:href="https://blogs.msdn.microsoft.com/stephgou/2015/05/11/clusters-de-containers-docker/" text:style-name="Internet_20_link" text:visited-style-name="Visited_20_Internet_20_Link"><text:span text:style-name="T37">https://blogs.msdn.microsoft.com/stephgou/2015/05/11/clusters-de-containers-docker/</text:span></text:a></text:p>
        </text:list-item>
        <text:list-item>
          <text:p text:style-name="P106"><text:a xlink:type="simple" xlink:href="https://www.youtube.com/watch?v=kXnMHZym86Q" text:style-name="Internet_20_link" text:visited-style-name="Visited_20_Internet_20_Link"><text:span text:style-name="T37">https://www.youtube.com/watch?v=kXnMHZym86Q</text:span></text:a></text:p>
        </text:list-item>
        <text:list-item>
          <text:p text:style-name="P96"><text:a xlink:type="simple" xlink:href="http://singularity.lbl.gov/docs-exec" text:style-name="Internet_20_link" text:visited-style-name="Visited_20_Internet_20_Link">http://singularity.lbl.gov/docs-exec</text:a></text:p>
        </text:list-item>
        <text:list-item>
          <text:p text:style-name="P96"><text:a xlink:type="simple" xlink:href="https://slurm.schedmd.com/" text:style-name="Internet_20_link" text:visited-style-name="Visited_20_Internet_20_Link">https://slurm.schedmd.com/</text:a></text:p>
        </text:list-item>
        <text:list-item>
          <text:p text:style-name="P9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re" svg:font-family="Pre"/>
    <style:font-face style:name="FreeSans1" svg:font-family="FreeSans" style:font-family-generic="swiss"/>
    <style:font-face style:name="Amiri" svg:font-family="Amiri" style:font-pitch="variable"/>
    <style:font-face style:name="Liberation Serif1" svg:font-family="'Liberation Serif'" style:font-pitch="variable"/>
    <style:font-face style:name="Pre1" svg:font-family="P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officeooo:rsid="001b36b3" officeooo:paragraph-rsid="001b36b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Projet – Calcul haute performance dans des conteneurs – 2017<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0:56:10.940555202</meta:creation-date>
    <dc:date>2017-03-28T15:41:09.750492306</dc:date>
    <meta:editing-duration>PT23H25M22S</meta:editing-duration>
    <meta:editing-cycles>16</meta:editing-cycles>
    <meta:generator>LibreOffice/5.1.6.2$Linux_X86_64 LibreOffice_project/10m0$Build-2</meta:generator>
    <meta:document-statistic meta:table-count="0" meta:image-count="0" meta:object-count="0" meta:page-count="16" meta:paragraph-count="171" meta:word-count="2300" meta:character-count="15613" meta:non-whitespace-character-count="13461"/>
  </office:meta>
</office:document-meta>
</file>